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13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tandard Symbols 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3" style:family="table-cell" style:parent-style-name="Default">
      <style:text-properties style:font-name="Nimbus Roman No9 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6" style:family="table-cell" style:parent-style-name="Default" style:data-style-name="N108">
      <style:text-properties style:font-name="Nimbus Roman No9 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9" style:family="table-cell" style:parent-style-name="Default" style:data-style-name="N109">
      <style:text-properties style:font-name="Nimbus Roman No9 L"/>
    </style:style>
    <style:style style:name="ce10" style:family="table-cell" style:parent-style-name="Default" style:data-style-name="N107">
      <style:text-properties style:font-name="Nimbus Roman No9 L"/>
    </style:style>
    <style:style style:name="ce11" style:family="table-cell" style:parent-style-name="Default">
      <style:table-cell-properties fo:background-color="#00ae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Nimbus Roman No9 L1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>
            <text:p>q<text:span text:style-name="T1"> = </text:span></text:p>
          </table:table-cell>
          <table:table-cell table:style-name="ce5" office:value-type="float" office:value="0.000000001">
            <text:p>0.000000</text:p>
          </table:table-cell>
          <table:table-cell table:style-name="ce7" office:value-type="string">
            <text:p>rad</text:p>
          </table:table-cell>
          <table:table-cell table:style-name="ce2" office:value-type="string">
            <text:p>ext = </text:p>
          </table:table-cell>
          <table:table-cell table:style-name="ce8" office:value-type="float" office:value="12.5">
            <text:p>12.5</text:p>
          </table:table-cell>
          <table:table-cell table:style-name="ce7" office:value-type="string">
            <text:p>m</text:p>
          </table:table-cell>
          <table:table-cell table:style-name="ce2" office:value-type="string">
            <text:p>h = 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r=</text:p>
          </table:table-cell>
          <table:table-cell table:style-name="ce4" office:value-type="float" office:value="0.44713">
            <text:p>0.45</text:p>
          </table:table-cell>
          <table:table-cell table:style-name="ce7" office:value-type="string">
            <text:p>m</text:p>
          </table:table-cell>
          <table:table-cell table:style-name="ce2" office:value-type="string">
            <text:p>dj=</text:p>
          </table:table-cell>
          <table:table-cell table:style-name="ce4" office:value-type="float" office:value="-20">
            <text:p>-20</text:p>
          </table:table-cell>
          <table:table-cell table:style-name="ce2" office:value-type="string">
            <text:p>ext2=</text:p>
          </table:table-cell>
          <table:table-cell table:style-name="ce4" office:value-type="float" office:value="10">
            <text:p>10</text:p>
          </table:table-cell>
          <table:table-cell office:value-type="string">
            <text:p>m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No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1" office:value-type="string">
            <text:p>q</text:p>
          </table:table-cell>
          <table:table-cell table:style-name="ce2" office:value-type="string">
            <text:p>R</text:p>
          </table:table-cell>
          <table:table-cell table:style-name="ce2"/>
          <table:table-cell/>
          <table:table-cell table:style-name="ce2" office:value-type="string">
            <text:p>x</text:p>
          </table:table-cell>
          <table:table-cell table:style-name="ce14" office:value-type="string">
            <text:p>-y</text:p>
          </table:table-cell>
          <table:table-cell table:style-name="ce14" office:value-type="string">
            <text:p>z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4]*COS([.E4])" office:value-type="float" office:value="-3">
            <text:p>-3.0000</text:p>
          </table:table-cell>
          <table:table-cell table:style-name="ce6" table:formula="oooc:=[.F4]*SIN([.E4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3" office:value-type="float" office:value="8944699997">
            <text:p>8944699997.000</text:p>
          </table:table-cell>
          <table:table-cell table:style-name="ce2" office:value-type="string">
            <text:p>L = </text:p>
          </table:table-cell>
          <table:table-cell table:style-name="ce13" office:value-type="float" office:value="8.9447">
            <text:p>8.9447</text:p>
          </table:table-cell>
          <table:table-cell table:style-name="ce6" table:formula="oooc:=[.B4]" office:value-type="float" office:value="0">
            <text:p>0.0000</text:p>
          </table:table-cell>
          <table:table-cell table:style-name="ce6" table:formula="oooc:=-[.C4]" office:value-type="float" office:value="3">
            <text:p>3.0000</text:p>
          </table:table-cell>
          <table:table-cell table:style-name="ce6" table:formula="oooc:=[.D4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5]*COS([.E5])" office:value-type="float" office:value="-3">
            <text:p>-3.0000</text:p>
          </table:table-cell>
          <table:table-cell table:style-name="ce6" table:formula="oooc:=[.F5]*SIN([.E5])" office:value-type="float" office:value="0.8944699997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[.F4]" office:value-type="float" office:value="8944699997">
            <text:p>8944699997.000</text:p>
          </table:table-cell>
          <table:table-cell table:number-columns-repeated="2"/>
          <table:table-cell table:style-name="ce6" table:formula="oooc:=[.B5]" office:value-type="float" office:value="0.44713">
            <text:p>0.4471</text:p>
          </table:table-cell>
          <table:table-cell table:style-name="ce6" table:formula="oooc:=-[.C5]" office:value-type="float" office:value="3">
            <text:p>3.0000</text:p>
          </table:table-cell>
          <table:table-cell table:style-name="ce6" table:formula="oooc:=[.D5]" office:value-type="float" office:value="0.8944699997">
            <text:p>0.8945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6]*COS([.E6])" office:value-type="float" office:value="-3">
            <text:p>-3.0000</text:p>
          </table:table-cell>
          <table:table-cell table:style-name="ce6" table:formula="oooc:=[.F6]*SIN([.E6])" office:value-type="float" office:value="3.5778799988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[.F5]" office:value-type="float" office:value="8944699997">
            <text:p>8944699997.000</text:p>
          </table:table-cell>
          <table:table-cell table:number-columns-repeated="2"/>
          <table:table-cell table:style-name="ce6" table:formula="oooc:=[.B6]" office:value-type="float" office:value="1.78852">
            <text:p>1.7885</text:p>
          </table:table-cell>
          <table:table-cell table:style-name="ce6" table:formula="oooc:=-[.C6]" office:value-type="float" office:value="3">
            <text:p>3.0000</text:p>
          </table:table-cell>
          <table:table-cell table:style-name="ce6" table:formula="oooc:=[.D6]" office:value-type="float" office:value="3.5778799988">
            <text:p>3.5779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7]*COS([.E7])" office:value-type="float" office:value="-3">
            <text:p>-3.0000</text:p>
          </table:table-cell>
          <table:table-cell table:style-name="ce6" table:formula="oooc:=[.F7]*SIN([.E7])" office:value-type="float" office:value="5.3668199982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[.F6]" office:value-type="float" office:value="8944699997">
            <text:p>8944699997.000</text:p>
          </table:table-cell>
          <table:table-cell table:number-columns-repeated="2"/>
          <table:table-cell table:style-name="ce6" table:formula="oooc:=[.B7]" office:value-type="float" office:value="2.68278">
            <text:p>2.6828</text:p>
          </table:table-cell>
          <table:table-cell table:style-name="ce6" table:formula="oooc:=-[.C7]" office:value-type="float" office:value="3">
            <text:p>3.0000</text:p>
          </table:table-cell>
          <table:table-cell table:style-name="ce6" table:formula="oooc:=[.D7]" office:value-type="float" office:value="5.3668199982">
            <text:p>5.3668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8]*COS([.E8])" office:value-type="float" office:value="-3">
            <text:p>-3.0000</text:p>
          </table:table-cell>
          <table:table-cell table:style-name="ce6" table:formula="oooc:=[.F8]*SIN([.E8])" office:value-type="float" office:value="8.0502299973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[.F7]" office:value-type="float" office:value="8944699997">
            <text:p>8944699997.000</text:p>
          </table:table-cell>
          <table:table-cell table:number-columns-repeated="2"/>
          <table:table-cell table:style-name="ce6" table:formula="oooc:=[.B8]" office:value-type="float" office:value="4.02417">
            <text:p>4.0242</text:p>
          </table:table-cell>
          <table:table-cell table:style-name="ce6" table:formula="oooc:=-[.C8]" office:value-type="float" office:value="3">
            <text:p>3.0000</text:p>
          </table:table-cell>
          <table:table-cell table:style-name="ce6" table:formula="oooc:=[.D8]" office:value-type="float" office:value="8.0502299973">
            <text:p>8.0502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table:formula="oooc:=10*cr" office:value-type="float" office:value="4.4713">
            <text:p>4.4713</text:p>
          </table:table-cell>
          <table:table-cell table:style-name="ce6" table:formula="oooc:=-l/tt+[.F9]*COS([.E9])" office:value-type="float" office:value="-3">
            <text:p>-3.0000</text:p>
          </table:table-cell>
          <table:table-cell table:style-name="ce6" table:formula="oooc:=[.F9]*SIN([.E9])" office:value-type="float" office:value="8.944699997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[.F8]" office:value-type="float" office:value="8944699997">
            <text:p>8944699997.000</text:p>
          </table:table-cell>
          <table:table-cell table:number-columns-repeated="2"/>
          <table:table-cell table:style-name="ce6" table:formula="oooc:=[.B9]" office:value-type="float" office:value="4.4713">
            <text:p>4.4713</text:p>
          </table:table-cell>
          <table:table-cell table:style-name="ce6" table:formula="oooc:=-[.C9]" office:value-type="float" office:value="3">
            <text:p>3.0000</text:p>
          </table:table-cell>
          <table:table-cell table:style-name="ce6" table:formula="oooc:=[.D9]" office:value-type="float" office:value="8.944699997">
            <text:p>8.9447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10]*COS([.E10])" office:value-type="float" office:value="-2.5">
            <text:p>-2.5000</text:p>
          </table:table-cell>
          <table:table-cell table:style-name="ce6" table:formula="oooc:=[.F10]*SIN([.E10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2.5" office:value-type="float" office:value="8944699997.5">
            <text:p>8944699997.500</text:p>
          </table:table-cell>
          <table:table-cell table:number-columns-repeated="2"/>
          <table:table-cell table:style-name="ce6" table:formula="oooc:=[.B10]" office:value-type="float" office:value="0">
            <text:p>0.0000</text:p>
          </table:table-cell>
          <table:table-cell table:style-name="ce6" table:formula="oooc:=-[.C10]" office:value-type="float" office:value="2.5">
            <text:p>2.5000</text:p>
          </table:table-cell>
          <table:table-cell table:style-name="ce6" table:formula="oooc:=[.D10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11]*COS([.E11])" office:value-type="float" office:value="-2.5">
            <text:p>-2.5000</text:p>
          </table:table-cell>
          <table:table-cell table:style-name="ce6" table:formula="oooc:=[.F11]*SIN([.E11])" office:value-type="float" office:value="0.8944699997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-2.5" office:value-type="float" office:value="8944699997.5">
            <text:p>8944699997.500</text:p>
          </table:table-cell>
          <table:table-cell table:number-columns-repeated="2"/>
          <table:table-cell table:style-name="ce6" table:formula="oooc:=[.B11]" office:value-type="float" office:value="0.44713">
            <text:p>0.4471</text:p>
          </table:table-cell>
          <table:table-cell table:style-name="ce6" table:formula="oooc:=-[.C11]" office:value-type="float" office:value="2.5">
            <text:p>2.5000</text:p>
          </table:table-cell>
          <table:table-cell table:style-name="ce6" table:formula="oooc:=[.D11]" office:value-type="float" office:value="0.89446999975">
            <text:p>0.8945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12]*COS([.E12])" office:value-type="float" office:value="-2.5">
            <text:p>-2.5000</text:p>
          </table:table-cell>
          <table:table-cell table:style-name="ce6" table:formula="oooc:=[.F12]*SIN([.E12])" office:value-type="float" office:value="3.577879999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-2.5" office:value-type="float" office:value="8944699997.5">
            <text:p>8944699997.500</text:p>
          </table:table-cell>
          <table:table-cell table:number-columns-repeated="2"/>
          <table:table-cell table:style-name="ce6" table:formula="oooc:=[.B12]" office:value-type="float" office:value="1.78852">
            <text:p>1.7885</text:p>
          </table:table-cell>
          <table:table-cell table:style-name="ce6" table:formula="oooc:=-[.C12]" office:value-type="float" office:value="2.5">
            <text:p>2.5000</text:p>
          </table:table-cell>
          <table:table-cell table:style-name="ce6" table:formula="oooc:=[.D12]" office:value-type="float" office:value="3.577879999">
            <text:p>3.5779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13]*COS([.E13])" office:value-type="float" office:value="-2.5">
            <text:p>-2.5000</text:p>
          </table:table-cell>
          <table:table-cell table:style-name="ce6" table:formula="oooc:=[.F13]*SIN([.E13])" office:value-type="float" office:value="5.366819998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-2.5" office:value-type="float" office:value="8944699997.5">
            <text:p>8944699997.500</text:p>
          </table:table-cell>
          <table:table-cell table:number-columns-repeated="2"/>
          <table:table-cell table:style-name="ce6" table:formula="oooc:=[.B13]" office:value-type="float" office:value="2.68278">
            <text:p>2.6828</text:p>
          </table:table-cell>
          <table:table-cell table:style-name="ce6" table:formula="oooc:=-[.C13]" office:value-type="float" office:value="2.5">
            <text:p>2.5000</text:p>
          </table:table-cell>
          <table:table-cell table:style-name="ce6" table:formula="oooc:=[.D13]" office:value-type="float" office:value="5.3668199985">
            <text:p>5.3668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14]*COS([.E14])" office:value-type="float" office:value="-2.5">
            <text:p>-2.5000</text:p>
          </table:table-cell>
          <table:table-cell table:style-name="ce6" table:formula="oooc:=[.F14]*SIN([.E14])" office:value-type="float" office:value="8.0502299977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-2.5" office:value-type="float" office:value="8944699997.5">
            <text:p>8944699997.500</text:p>
          </table:table-cell>
          <table:table-cell table:number-columns-repeated="2"/>
          <table:table-cell table:style-name="ce6" table:formula="oooc:=[.B14]" office:value-type="float" office:value="4.02417">
            <text:p>4.0242</text:p>
          </table:table-cell>
          <table:table-cell table:style-name="ce6" table:formula="oooc:=-[.C14]" office:value-type="float" office:value="2.5">
            <text:p>2.5000</text:p>
          </table:table-cell>
          <table:table-cell table:style-name="ce6" table:formula="oooc:=[.D14]" office:value-type="float" office:value="8.05022999775">
            <text:p>8.0502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table:formula="oooc:=10*cr" office:value-type="float" office:value="4.4713">
            <text:p>4.4713</text:p>
          </table:table-cell>
          <table:table-cell table:style-name="ce6" table:formula="oooc:=-l/tt+[.F15]*COS([.E15])" office:value-type="float" office:value="-2.5">
            <text:p>-2.5000</text:p>
          </table:table-cell>
          <table:table-cell table:style-name="ce6" table:formula="oooc:=[.F15]*SIN([.E15])" office:value-type="float" office:value="8.944699997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-2.5" office:value-type="float" office:value="8944699997.5">
            <text:p>8944699997.500</text:p>
          </table:table-cell>
          <table:table-cell table:number-columns-repeated="2"/>
          <table:table-cell table:style-name="ce6" table:formula="oooc:=[.B15]" office:value-type="float" office:value="4.4713">
            <text:p>4.4713</text:p>
          </table:table-cell>
          <table:table-cell table:style-name="ce6" table:formula="oooc:=-[.C15]" office:value-type="float" office:value="2.5">
            <text:p>2.5000</text:p>
          </table:table-cell>
          <table:table-cell table:style-name="ce6" table:formula="oooc:=[.D15]" office:value-type="float" office:value="8.9446999975">
            <text:p>8.9447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16]*COS([.E16])" office:value-type="float" office:value="2.5">
            <text:p>2.5000</text:p>
          </table:table-cell>
          <table:table-cell table:style-name="ce6" table:formula="oooc:=[.F16]*SIN([.E1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2.5" office:value-type="float" office:value="8944700002.5">
            <text:p>8944700002.500</text:p>
          </table:table-cell>
          <table:table-cell table:number-columns-repeated="2"/>
          <table:table-cell table:style-name="ce6" table:formula="oooc:=[.B16]" office:value-type="float" office:value="0">
            <text:p>0.0000</text:p>
          </table:table-cell>
          <table:table-cell table:style-name="ce6" table:formula="oooc:=-[.C16]" office:value-type="float" office:value="-2.5">
            <text:p>-2.5000</text:p>
          </table:table-cell>
          <table:table-cell table:style-name="ce6" table:formula="oooc:=[.D16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17]*COS([.E17])" office:value-type="float" office:value="2.5">
            <text:p>2.5000</text:p>
          </table:table-cell>
          <table:table-cell table:style-name="ce6" table:formula="oooc:=[.F17]*SIN([.E17])" office:value-type="float" office:value="0.8944700002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+2.5" office:value-type="float" office:value="8944700002.5">
            <text:p>8944700002.500</text:p>
          </table:table-cell>
          <table:table-cell table:number-columns-repeated="2"/>
          <table:table-cell table:style-name="ce6" table:formula="oooc:=[.B17]" office:value-type="float" office:value="0.44713">
            <text:p>0.4471</text:p>
          </table:table-cell>
          <table:table-cell table:style-name="ce6" table:formula="oooc:=-[.C17]" office:value-type="float" office:value="-2.5">
            <text:p>-2.5000</text:p>
          </table:table-cell>
          <table:table-cell table:style-name="ce6" table:formula="oooc:=[.D17]" office:value-type="float" office:value="0.89447000025">
            <text:p>0.8945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18]*COS([.E18])" office:value-type="float" office:value="2.5">
            <text:p>2.5000</text:p>
          </table:table-cell>
          <table:table-cell table:style-name="ce6" table:formula="oooc:=[.F18]*SIN([.E18])" office:value-type="float" office:value="3.577880001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+2.5" office:value-type="float" office:value="8944700002.5">
            <text:p>8944700002.500</text:p>
          </table:table-cell>
          <table:table-cell table:number-columns-repeated="2"/>
          <table:table-cell table:style-name="ce6" table:formula="oooc:=[.B18]" office:value-type="float" office:value="1.78852">
            <text:p>1.7885</text:p>
          </table:table-cell>
          <table:table-cell table:style-name="ce6" table:formula="oooc:=-[.C18]" office:value-type="float" office:value="-2.5">
            <text:p>-2.5000</text:p>
          </table:table-cell>
          <table:table-cell table:style-name="ce6" table:formula="oooc:=[.D18]" office:value-type="float" office:value="3.577880001">
            <text:p>3.5779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19]*COS([.E19])" office:value-type="float" office:value="2.5">
            <text:p>2.5000</text:p>
          </table:table-cell>
          <table:table-cell table:style-name="ce6" table:formula="oooc:=[.F19]*SIN([.E19])" office:value-type="float" office:value="5.366820001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+2.5" office:value-type="float" office:value="8944700002.5">
            <text:p>8944700002.500</text:p>
          </table:table-cell>
          <table:table-cell table:number-columns-repeated="2"/>
          <table:table-cell table:style-name="ce6" table:formula="oooc:=[.B19]" office:value-type="float" office:value="2.68278">
            <text:p>2.6828</text:p>
          </table:table-cell>
          <table:table-cell table:style-name="ce6" table:formula="oooc:=-[.C19]" office:value-type="float" office:value="-2.5">
            <text:p>-2.5000</text:p>
          </table:table-cell>
          <table:table-cell table:style-name="ce6" table:formula="oooc:=[.D19]" office:value-type="float" office:value="5.3668200015">
            <text:p>5.3668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20]*COS([.E20])" office:value-type="float" office:value="2.5">
            <text:p>2.5000</text:p>
          </table:table-cell>
          <table:table-cell table:style-name="ce6" table:formula="oooc:=[.F20]*SIN([.E20])" office:value-type="float" office:value="8.0502300022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+2.5" office:value-type="float" office:value="8944700002.5">
            <text:p>8944700002.500</text:p>
          </table:table-cell>
          <table:table-cell table:number-columns-repeated="2"/>
          <table:table-cell table:style-name="ce6" table:formula="oooc:=[.B20]" office:value-type="float" office:value="4.02417">
            <text:p>4.0242</text:p>
          </table:table-cell>
          <table:table-cell table:style-name="ce6" table:formula="oooc:=-[.C20]" office:value-type="float" office:value="-2.5">
            <text:p>-2.5000</text:p>
          </table:table-cell>
          <table:table-cell table:style-name="ce6" table:formula="oooc:=[.D20]" office:value-type="float" office:value="8.05023000225">
            <text:p>8.0502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table:formula="oooc:=10*cr" office:value-type="float" office:value="4.4713">
            <text:p>4.4713</text:p>
          </table:table-cell>
          <table:table-cell table:style-name="ce6" table:formula="oooc:=-l/tt+[.F21]*COS([.E21])" office:value-type="float" office:value="2.5">
            <text:p>2.5000</text:p>
          </table:table-cell>
          <table:table-cell table:style-name="ce6" table:formula="oooc:=[.F21]*SIN([.E21])" office:value-type="float" office:value="8.944700002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+2.5" office:value-type="float" office:value="8944700002.5">
            <text:p>8944700002.500</text:p>
          </table:table-cell>
          <table:table-cell table:number-columns-repeated="2"/>
          <table:table-cell table:style-name="ce6" table:formula="oooc:=[.B21]" office:value-type="float" office:value="4.4713">
            <text:p>4.4713</text:p>
          </table:table-cell>
          <table:table-cell table:style-name="ce6" table:formula="oooc:=-[.C21]" office:value-type="float" office:value="-2.5">
            <text:p>-2.5000</text:p>
          </table:table-cell>
          <table:table-cell table:style-name="ce6" table:formula="oooc:=[.D21]" office:value-type="float" office:value="8.9447000025">
            <text:p>8.9447</text:p>
          </table:table-cell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22]*COS([.E22])" office:value-type="float" office:value="3">
            <text:p>3.0000</text:p>
          </table:table-cell>
          <table:table-cell table:style-name="ce6" table:formula="oooc:=[.F22]*SIN([.E22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3" office:value-type="float" office:value="8944700003">
            <text:p>8944700003.000</text:p>
          </table:table-cell>
          <table:table-cell table:number-columns-repeated="2"/>
          <table:table-cell table:style-name="ce6" table:formula="oooc:=[.B22]" office:value-type="float" office:value="0">
            <text:p>0.0000</text:p>
          </table:table-cell>
          <table:table-cell table:style-name="ce6" table:formula="oooc:=-[.C22]" office:value-type="float" office:value="-3">
            <text:p>-3.0000</text:p>
          </table:table-cell>
          <table:table-cell table:style-name="ce6" table:formula="oooc:=[.D22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23]*COS([.E23])" office:value-type="float" office:value="3">
            <text:p>3.0000</text:p>
          </table:table-cell>
          <table:table-cell table:style-name="ce6" table:formula="oooc:=[.F23]*SIN([.E23])" office:value-type="float" office:value="0.8944700003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[.F22]" office:value-type="float" office:value="8944700003">
            <text:p>8944700003.000</text:p>
          </table:table-cell>
          <table:table-cell table:number-columns-repeated="2"/>
          <table:table-cell table:style-name="ce6" table:formula="oooc:=[.B23]" office:value-type="float" office:value="0.44713">
            <text:p>0.4471</text:p>
          </table:table-cell>
          <table:table-cell table:style-name="ce6" table:formula="oooc:=-[.C23]" office:value-type="float" office:value="-3">
            <text:p>-3.0000</text:p>
          </table:table-cell>
          <table:table-cell table:style-name="ce6" table:formula="oooc:=[.D23]" office:value-type="float" office:value="0.8944700003">
            <text:p>0.8945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24]*COS([.E24])" office:value-type="float" office:value="3">
            <text:p>3.0000</text:p>
          </table:table-cell>
          <table:table-cell table:style-name="ce6" table:formula="oooc:=[.F24]*SIN([.E24])" office:value-type="float" office:value="3.5778800012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[.F23]" office:value-type="float" office:value="8944700003">
            <text:p>8944700003.000</text:p>
          </table:table-cell>
          <table:table-cell table:number-columns-repeated="2"/>
          <table:table-cell table:style-name="ce6" table:formula="oooc:=[.B24]" office:value-type="float" office:value="1.78852">
            <text:p>1.7885</text:p>
          </table:table-cell>
          <table:table-cell table:style-name="ce6" table:formula="oooc:=-[.C24]" office:value-type="float" office:value="-3">
            <text:p>-3.0000</text:p>
          </table:table-cell>
          <table:table-cell table:style-name="ce6" table:formula="oooc:=[.D24]" office:value-type="float" office:value="3.5778800012">
            <text:p>3.5779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25]*COS([.E25])" office:value-type="float" office:value="3">
            <text:p>3.0000</text:p>
          </table:table-cell>
          <table:table-cell table:style-name="ce6" table:formula="oooc:=[.F25]*SIN([.E25])" office:value-type="float" office:value="5.3668200018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[.F24]" office:value-type="float" office:value="8944700003">
            <text:p>8944700003.000</text:p>
          </table:table-cell>
          <table:table-cell table:number-columns-repeated="2"/>
          <table:table-cell table:style-name="ce6" table:formula="oooc:=[.B25]" office:value-type="float" office:value="2.68278">
            <text:p>2.6828</text:p>
          </table:table-cell>
          <table:table-cell table:style-name="ce6" table:formula="oooc:=-[.C25]" office:value-type="float" office:value="-3">
            <text:p>-3.0000</text:p>
          </table:table-cell>
          <table:table-cell table:style-name="ce6" table:formula="oooc:=[.D25]" office:value-type="float" office:value="5.3668200018">
            <text:p>5.3668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26]*COS([.E26])" office:value-type="float" office:value="3">
            <text:p>3.0000</text:p>
          </table:table-cell>
          <table:table-cell table:style-name="ce6" table:formula="oooc:=[.F26]*SIN([.E26])" office:value-type="float" office:value="8.0502300027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[.F25]" office:value-type="float" office:value="8944700003">
            <text:p>8944700003.000</text:p>
          </table:table-cell>
          <table:table-cell table:number-columns-repeated="2"/>
          <table:table-cell table:style-name="ce6" table:formula="oooc:=[.B26]" office:value-type="float" office:value="4.02417">
            <text:p>4.0242</text:p>
          </table:table-cell>
          <table:table-cell table:style-name="ce6" table:formula="oooc:=-[.C26]" office:value-type="float" office:value="-3">
            <text:p>-3.0000</text:p>
          </table:table-cell>
          <table:table-cell table:style-name="ce6" table:formula="oooc:=[.D26]" office:value-type="float" office:value="8.0502300027">
            <text:p>8.0502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6" table:formula="oooc:=10*cr" office:value-type="float" office:value="4.4713">
            <text:p>4.4713</text:p>
          </table:table-cell>
          <table:table-cell table:style-name="ce6" table:formula="oooc:=-l/tt+[.F27]*COS([.E27])" office:value-type="float" office:value="3">
            <text:p>3.0000</text:p>
          </table:table-cell>
          <table:table-cell table:style-name="ce6" table:formula="oooc:=[.F27]*SIN([.E27])" office:value-type="float" office:value="8.944700003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[.F26]" office:value-type="float" office:value="8944700003">
            <text:p>8944700003.000</text:p>
          </table:table-cell>
          <table:table-cell table:number-columns-repeated="2"/>
          <table:table-cell table:style-name="ce6" table:formula="oooc:=[.B27]" office:value-type="float" office:value="4.4713">
            <text:p>4.4713</text:p>
          </table:table-cell>
          <table:table-cell table:style-name="ce6" table:formula="oooc:=-[.C27]" office:value-type="float" office:value="-3">
            <text:p>-3.0000</text:p>
          </table:table-cell>
          <table:table-cell table:style-name="ce6" table:formula="oooc:=[.D27]" office:value-type="float" office:value="8.944700003">
            <text:p>8.9447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28]*COS([.E28])" office:value-type="float" office:value="-0.100000381469727">
            <text:p>-0.1000</text:p>
          </table:table-cell>
          <table:table-cell table:style-name="ce6" table:formula="oooc:=[.F28]*SIN([.E28])" office:value-type="float" office:value="0.89446999999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-0.1" office:value-type="float" office:value="8944699999.9">
            <text:p>8944699999.900</text:p>
          </table:table-cell>
          <table:table-cell table:number-columns-repeated="2"/>
          <table:table-cell table:style-name="ce6" table:formula="oooc:=[.B28]" office:value-type="float" office:value="0.44713">
            <text:p>0.4471</text:p>
          </table:table-cell>
          <table:table-cell table:style-name="ce6" table:formula="oooc:=-[.C28]" office:value-type="float" office:value="0.100000381469727">
            <text:p>0.1000</text:p>
          </table:table-cell>
          <table:table-cell table:style-name="ce6" table:formula="oooc:=[.D28]" office:value-type="float" office:value="0.89446999999">
            <text:p>0.8945</text:p>
          </table:table-cell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29]*COS([.E29])" office:value-type="float" office:value="-0.100000381469727">
            <text:p>-0.1000</text:p>
          </table:table-cell>
          <table:table-cell table:style-name="ce6" table:formula="oooc:=[.F29]*SIN([.E29])" office:value-type="float" office:value="3.57787999996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-0.1" office:value-type="float" office:value="8944699999.9">
            <text:p>8944699999.900</text:p>
          </table:table-cell>
          <table:table-cell table:number-columns-repeated="2"/>
          <table:table-cell table:style-name="ce6" table:formula="oooc:=[.B29]" office:value-type="float" office:value="1.78852">
            <text:p>1.7885</text:p>
          </table:table-cell>
          <table:table-cell table:style-name="ce6" table:formula="oooc:=-[.C29]" office:value-type="float" office:value="0.100000381469727">
            <text:p>0.1000</text:p>
          </table:table-cell>
          <table:table-cell table:style-name="ce6" table:formula="oooc:=[.D29]" office:value-type="float" office:value="3.57787999996">
            <text:p>3.5779</text:p>
          </table:table-cell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30]*COS([.E30])" office:value-type="float" office:value="-0.100000381469727">
            <text:p>-0.1000</text:p>
          </table:table-cell>
          <table:table-cell table:style-name="ce6" table:formula="oooc:=[.F30]*SIN([.E30])" office:value-type="float" office:value="5.36681999994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-0.1" office:value-type="float" office:value="8944699999.9">
            <text:p>8944699999.900</text:p>
          </table:table-cell>
          <table:table-cell table:number-columns-repeated="2"/>
          <table:table-cell table:style-name="ce6" table:formula="oooc:=[.B30]" office:value-type="float" office:value="2.68278">
            <text:p>2.6828</text:p>
          </table:table-cell>
          <table:table-cell table:style-name="ce6" table:formula="oooc:=-[.C30]" office:value-type="float" office:value="0.100000381469727">
            <text:p>0.1000</text:p>
          </table:table-cell>
          <table:table-cell table:style-name="ce6" table:formula="oooc:=[.D30]" office:value-type="float" office:value="5.36681999994">
            <text:p>5.3668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31]*COS([.E31])" office:value-type="float" office:value="-0.100000381469727">
            <text:p>-0.1000</text:p>
          </table:table-cell>
          <table:table-cell table:style-name="ce6" table:formula="oooc:=[.F31]*SIN([.E31])" office:value-type="float" office:value="8.05022999991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-0.1" office:value-type="float" office:value="8944699999.9">
            <text:p>8944699999.900</text:p>
          </table:table-cell>
          <table:table-cell table:number-columns-repeated="2"/>
          <table:table-cell table:style-name="ce6" table:formula="oooc:=[.B31]" office:value-type="float" office:value="4.02417">
            <text:p>4.0242</text:p>
          </table:table-cell>
          <table:table-cell table:style-name="ce6" table:formula="oooc:=-[.C31]" office:value-type="float" office:value="0.100000381469727">
            <text:p>0.1000</text:p>
          </table:table-cell>
          <table:table-cell table:style-name="ce6" table:formula="oooc:=[.D31]" office:value-type="float" office:value="8.05022999991">
            <text:p>8.0502</text:p>
          </table:table-cell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32]*COS([.E32])" office:value-type="float" office:value="0.100000381469727">
            <text:p>0.1000</text:p>
          </table:table-cell>
          <table:table-cell table:style-name="ce6" table:formula="oooc:=[.F32]*SIN([.E32])" office:value-type="float" office:value="0.89447000001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+0.1" office:value-type="float" office:value="8944700000.1">
            <text:p>8944700000.100</text:p>
          </table:table-cell>
          <table:table-cell table:number-columns-repeated="2"/>
          <table:table-cell table:style-name="ce6" table:formula="oooc:=[.B32]" office:value-type="float" office:value="0.44713">
            <text:p>0.4471</text:p>
          </table:table-cell>
          <table:table-cell table:style-name="ce6" table:formula="oooc:=-[.C32]" office:value-type="float" office:value="-0.100000381469727">
            <text:p>-0.1000</text:p>
          </table:table-cell>
          <table:table-cell table:style-name="ce6" table:formula="oooc:=[.D32]" office:value-type="float" office:value="0.89447000001">
            <text:p>0.8945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33]*COS([.E33])" office:value-type="float" office:value="0.100000381469727">
            <text:p>0.1000</text:p>
          </table:table-cell>
          <table:table-cell table:style-name="ce6" table:formula="oooc:=[.F33]*SIN([.E33])" office:value-type="float" office:value="3.57788000004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+0.1" office:value-type="float" office:value="8944700000.1">
            <text:p>8944700000.100</text:p>
          </table:table-cell>
          <table:table-cell table:number-columns-repeated="2"/>
          <table:table-cell table:style-name="ce6" table:formula="oooc:=[.B33]" office:value-type="float" office:value="1.78852">
            <text:p>1.7885</text:p>
          </table:table-cell>
          <table:table-cell table:style-name="ce6" table:formula="oooc:=-[.C33]" office:value-type="float" office:value="-0.100000381469727">
            <text:p>-0.1000</text:p>
          </table:table-cell>
          <table:table-cell table:style-name="ce6" table:formula="oooc:=[.D33]" office:value-type="float" office:value="3.57788000004">
            <text:p>3.5779</text:p>
          </table:table-cell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34]*COS([.E34])" office:value-type="float" office:value="0.100000381469727">
            <text:p>0.1000</text:p>
          </table:table-cell>
          <table:table-cell table:style-name="ce6" table:formula="oooc:=[.F34]*SIN([.E34])" office:value-type="float" office:value="5.36682000006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+0.1" office:value-type="float" office:value="8944700000.1">
            <text:p>8944700000.100</text:p>
          </table:table-cell>
          <table:table-cell table:number-columns-repeated="2"/>
          <table:table-cell table:style-name="ce6" table:formula="oooc:=[.B34]" office:value-type="float" office:value="2.68278">
            <text:p>2.6828</text:p>
          </table:table-cell>
          <table:table-cell table:style-name="ce6" table:formula="oooc:=-[.C34]" office:value-type="float" office:value="-0.100000381469727">
            <text:p>-0.1000</text:p>
          </table:table-cell>
          <table:table-cell table:style-name="ce6" table:formula="oooc:=[.D34]" office:value-type="float" office:value="5.36682000006">
            <text:p>5.3668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35]*COS([.E35])" office:value-type="float" office:value="0.100000381469727">
            <text:p>0.1000</text:p>
          </table:table-cell>
          <table:table-cell table:style-name="ce6" table:formula="oooc:=[.F35]*SIN([.E35])" office:value-type="float" office:value="8.05023000009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+0.1" office:value-type="float" office:value="8944700000.1">
            <text:p>8944700000.100</text:p>
          </table:table-cell>
          <table:table-cell table:number-columns-repeated="2"/>
          <table:table-cell table:style-name="ce6" table:formula="oooc:=[.B35]" office:value-type="float" office:value="4.02417">
            <text:p>4.0242</text:p>
          </table:table-cell>
          <table:table-cell table:style-name="ce6" table:formula="oooc:=-[.C35]" office:value-type="float" office:value="-0.100000381469727">
            <text:p>-0.1000</text:p>
          </table:table-cell>
          <table:table-cell table:style-name="ce6" table:formula="oooc:=[.D35]" office:value-type="float" office:value="8.05023000009">
            <text:p>8.0502</text:p>
          </table:table-cell>
        </table:table-row>
        <table:table-row table:style-name="ro2">
          <table:table-cell table:style-name="ce3" table:formula="oooc:=[.A35]+1" office:value-type="float" office:value="33">
            <text:p>33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36]*COS([.E36])" office:value-type="float" office:value="-12.5">
            <text:p>-12.5000</text:p>
          </table:table-cell>
          <table:table-cell table:style-name="ce6" table:formula="oooc:=[.F36]*SIN([.E3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36]" office:value-type="float" office:value="0">
            <text:p>0.0000</text:p>
          </table:table-cell>
          <table:table-cell table:style-name="ce6" table:formula="oooc:=-[.C36]" office:value-type="float" office:value="12.5">
            <text:p>12.5000</text:p>
          </table:table-cell>
          <table:table-cell table:style-name="ce6" table:formula="oooc:=[.D36]" office:value-type="float" office:value="0">
            <text:p>0.0000</text:p>
          </table:table-cell>
        </table:table-row>
        <table:table-row table:style-name="ro2">
          <table:table-cell table:style-name="ce3" table:formula="oooc:=[.A36]+1" office:value-type="float" office:value="34">
            <text:p>34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37]*COS([.E37])" office:value-type="float" office:value="-12.5">
            <text:p>-12.5000</text:p>
          </table:table-cell>
          <table:table-cell table:style-name="ce6" table:formula="oooc:=[.F37]*SIN([.E37])" office:value-type="float" office:value="0.8944699987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37]" office:value-type="float" office:value="0.44713">
            <text:p>0.4471</text:p>
          </table:table-cell>
          <table:table-cell table:style-name="ce6" table:formula="oooc:=-[.C37]" office:value-type="float" office:value="12.5">
            <text:p>12.5000</text:p>
          </table:table-cell>
          <table:table-cell table:style-name="ce6" table:formula="oooc:=[.D37]" office:value-type="float" office:value="0.89446999875">
            <text:p>0.8945</text:p>
          </table:table-cell>
        </table:table-row>
        <table:table-row table:style-name="ro2">
          <table:table-cell table:style-name="ce3" table:formula="oooc:=[.A37]+1" office:value-type="float" office:value="35">
            <text:p>35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38]*COS([.E38])" office:value-type="float" office:value="-12.5">
            <text:p>-12.5000</text:p>
          </table:table-cell>
          <table:table-cell table:style-name="ce6" table:formula="oooc:=[.F38]*SIN([.E38])" office:value-type="float" office:value="3.577879995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38]" office:value-type="float" office:value="1.78852">
            <text:p>1.7885</text:p>
          </table:table-cell>
          <table:table-cell table:style-name="ce6" table:formula="oooc:=-[.C38]" office:value-type="float" office:value="12.5">
            <text:p>12.5000</text:p>
          </table:table-cell>
          <table:table-cell table:style-name="ce6" table:formula="oooc:=[.D38]" office:value-type="float" office:value="3.577879995">
            <text:p>3.5779</text:p>
          </table:table-cell>
        </table:table-row>
        <table:table-row table:style-name="ro2">
          <table:table-cell table:style-name="ce3" table:formula="oooc:=[.A38]+1" office:value-type="float" office:value="36">
            <text:p>36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39]*COS([.E39])" office:value-type="float" office:value="-12.5">
            <text:p>-12.5000</text:p>
          </table:table-cell>
          <table:table-cell table:style-name="ce6" table:formula="oooc:=[.F39]*SIN([.E39])" office:value-type="float" office:value="5.366819992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39]" office:value-type="float" office:value="2.68278">
            <text:p>2.6828</text:p>
          </table:table-cell>
          <table:table-cell table:style-name="ce6" table:formula="oooc:=-[.C39]" office:value-type="float" office:value="12.5">
            <text:p>12.5000</text:p>
          </table:table-cell>
          <table:table-cell table:style-name="ce6" table:formula="oooc:=[.D39]" office:value-type="float" office:value="5.3668199925">
            <text:p>5.3668</text:p>
          </table:table-cell>
        </table:table-row>
        <table:table-row table:style-name="ro2">
          <table:table-cell table:style-name="ce3" table:formula="oooc:=[.A39]+1" office:value-type="float" office:value="37">
            <text:p>37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40]*COS([.E40])" office:value-type="float" office:value="-12.5">
            <text:p>-12.5000</text:p>
          </table:table-cell>
          <table:table-cell table:style-name="ce6" table:formula="oooc:=[.F40]*SIN([.E40])" office:value-type="float" office:value="8.0502299887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0]" office:value-type="float" office:value="4.02417">
            <text:p>4.0242</text:p>
          </table:table-cell>
          <table:table-cell table:style-name="ce6" table:formula="oooc:=-[.C40]" office:value-type="float" office:value="12.5">
            <text:p>12.5000</text:p>
          </table:table-cell>
          <table:table-cell table:style-name="ce6" table:formula="oooc:=[.D40]" office:value-type="float" office:value="8.05022998875">
            <text:p>8.0502</text:p>
          </table:table-cell>
        </table:table-row>
        <table:table-row table:style-name="ro2">
          <table:table-cell table:style-name="ce3" table:formula="oooc:=[.A40]+1" office:value-type="float" office:value="38">
            <text:p>38</text:p>
          </table:table-cell>
          <table:table-cell table:style-name="ce6" table:formula="oooc:=10*cr" office:value-type="float" office:value="4.4713">
            <text:p>4.4713</text:p>
          </table:table-cell>
          <table:table-cell table:style-name="ce6" table:formula="oooc:=-l/tt+[.F41]*COS([.E41])" office:value-type="float" office:value="-12.5">
            <text:p>-12.5000</text:p>
          </table:table-cell>
          <table:table-cell table:style-name="ce6" table:formula="oooc:=[.F41]*SIN([.E41])" office:value-type="float" office:value="8.944699987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1]" office:value-type="float" office:value="4.4713">
            <text:p>4.4713</text:p>
          </table:table-cell>
          <table:table-cell table:style-name="ce6" table:formula="oooc:=-[.C41]" office:value-type="float" office:value="12.5">
            <text:p>12.5000</text:p>
          </table:table-cell>
          <table:table-cell table:style-name="ce6" table:formula="oooc:=[.D41]" office:value-type="float" office:value="8.9446999875">
            <text:p>8.9447</text:p>
          </table:table-cell>
        </table:table-row>
        <table:table-row table:style-name="ro2">
          <table:table-cell table:style-name="ce3" table:formula="oooc:=[.A41]+1" office:value-type="float" office:value="39">
            <text:p>39</text:p>
          </table:table-cell>
          <table:table-cell table:style-name="ce6" table:formula="oooc:=h+[.B36]" office:value-type="float" office:value="1">
            <text:p>1.0000</text:p>
          </table:table-cell>
          <table:table-cell table:style-name="ce6" table:formula="oooc:=-l/tt+[.F42]*COS([.E42])" office:value-type="float" office:value="-12.5">
            <text:p>-12.5000</text:p>
          </table:table-cell>
          <table:table-cell table:style-name="ce6" table:formula="oooc:=[.F42]*SIN([.E42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2]" office:value-type="float" office:value="1">
            <text:p>1.0000</text:p>
          </table:table-cell>
          <table:table-cell table:style-name="ce6" table:formula="oooc:=-[.C42]" office:value-type="float" office:value="12.5">
            <text:p>12.5000</text:p>
          </table:table-cell>
          <table:table-cell table:style-name="ce6" table:formula="oooc:=[.D42]" office:value-type="float" office:value="0">
            <text:p>0.0000</text:p>
          </table:table-cell>
        </table:table-row>
        <table:table-row table:style-name="ro2">
          <table:table-cell table:style-name="ce3" table:formula="oooc:=[.A42]+1" office:value-type="float" office:value="40">
            <text:p>40</text:p>
          </table:table-cell>
          <table:table-cell table:style-name="ce6" table:formula="oooc:=h+[.B37]" office:value-type="float" office:value="1.44713">
            <text:p>1.4471</text:p>
          </table:table-cell>
          <table:table-cell table:style-name="ce6" table:formula="oooc:=-l/tt+[.F43]*COS([.E43])" office:value-type="float" office:value="-12.5">
            <text:p>-12.5000</text:p>
          </table:table-cell>
          <table:table-cell table:style-name="ce6" table:formula="oooc:=[.F43]*SIN([.E43])" office:value-type="float" office:value="0.8944699987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3]" office:value-type="float" office:value="1.44713">
            <text:p>1.4471</text:p>
          </table:table-cell>
          <table:table-cell table:style-name="ce6" table:formula="oooc:=-[.C43]" office:value-type="float" office:value="12.5">
            <text:p>12.5000</text:p>
          </table:table-cell>
          <table:table-cell table:style-name="ce6" table:formula="oooc:=[.D43]" office:value-type="float" office:value="0.89446999875">
            <text:p>0.8945</text:p>
          </table:table-cell>
        </table:table-row>
        <table:table-row table:style-name="ro2">
          <table:table-cell table:style-name="ce3" table:formula="oooc:=[.A43]+1" office:value-type="float" office:value="41">
            <text:p>41</text:p>
          </table:table-cell>
          <table:table-cell table:style-name="ce6" table:formula="oooc:=h+[.B38]" office:value-type="float" office:value="2.78852">
            <text:p>2.7885</text:p>
          </table:table-cell>
          <table:table-cell table:style-name="ce6" table:formula="oooc:=-l/tt+[.F44]*COS([.E44])" office:value-type="float" office:value="-12.5">
            <text:p>-12.5000</text:p>
          </table:table-cell>
          <table:table-cell table:style-name="ce6" table:formula="oooc:=[.F44]*SIN([.E44])" office:value-type="float" office:value="3.577879995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4]" office:value-type="float" office:value="2.78852">
            <text:p>2.7885</text:p>
          </table:table-cell>
          <table:table-cell table:style-name="ce6" table:formula="oooc:=-[.C44]" office:value-type="float" office:value="12.5">
            <text:p>12.5000</text:p>
          </table:table-cell>
          <table:table-cell table:style-name="ce6" table:formula="oooc:=[.D44]" office:value-type="float" office:value="3.577879995">
            <text:p>3.5779</text:p>
          </table:table-cell>
        </table:table-row>
        <table:table-row table:style-name="ro2">
          <table:table-cell table:style-name="ce3" table:formula="oooc:=[.A44]+1" office:value-type="float" office:value="42">
            <text:p>42</text:p>
          </table:table-cell>
          <table:table-cell table:style-name="ce6" table:formula="oooc:=h+[.B39]" office:value-type="float" office:value="3.68278">
            <text:p>3.6828</text:p>
          </table:table-cell>
          <table:table-cell table:style-name="ce6" table:formula="oooc:=-l/tt+[.F45]*COS([.E45])" office:value-type="float" office:value="-12.5">
            <text:p>-12.5000</text:p>
          </table:table-cell>
          <table:table-cell table:style-name="ce6" table:formula="oooc:=[.F45]*SIN([.E45])" office:value-type="float" office:value="5.366819992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5]" office:value-type="float" office:value="3.68278">
            <text:p>3.6828</text:p>
          </table:table-cell>
          <table:table-cell table:style-name="ce6" table:formula="oooc:=-[.C45]" office:value-type="float" office:value="12.5">
            <text:p>12.5000</text:p>
          </table:table-cell>
          <table:table-cell table:style-name="ce6" table:formula="oooc:=[.D45]" office:value-type="float" office:value="5.3668199925">
            <text:p>5.3668</text:p>
          </table:table-cell>
        </table:table-row>
        <table:table-row table:style-name="ro2">
          <table:table-cell table:style-name="ce3" table:formula="oooc:=[.A45]+1" office:value-type="float" office:value="43">
            <text:p>43</text:p>
          </table:table-cell>
          <table:table-cell table:style-name="ce6" table:formula="oooc:=h+[.B40]" office:value-type="float" office:value="5.02417">
            <text:p>5.0242</text:p>
          </table:table-cell>
          <table:table-cell table:style-name="ce6" table:formula="oooc:=-l/tt+[.F46]*COS([.E46])" office:value-type="float" office:value="-12.5">
            <text:p>-12.5000</text:p>
          </table:table-cell>
          <table:table-cell table:style-name="ce6" table:formula="oooc:=[.F46]*SIN([.E46])" office:value-type="float" office:value="8.0502299887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6]" office:value-type="float" office:value="5.02417">
            <text:p>5.0242</text:p>
          </table:table-cell>
          <table:table-cell table:style-name="ce6" table:formula="oooc:=-[.C46]" office:value-type="float" office:value="12.5">
            <text:p>12.5000</text:p>
          </table:table-cell>
          <table:table-cell table:style-name="ce6" table:formula="oooc:=[.D46]" office:value-type="float" office:value="8.05022998875">
            <text:p>8.0502</text:p>
          </table:table-cell>
        </table:table-row>
        <table:table-row table:style-name="ro2">
          <table:table-cell table:style-name="ce3" table:formula="oooc:=[.A46]+1" office:value-type="float" office:value="44">
            <text:p>44</text:p>
          </table:table-cell>
          <table:table-cell table:style-name="ce6" table:formula="oooc:=h+[.B41]" office:value-type="float" office:value="5.4713">
            <text:p>5.4713</text:p>
          </table:table-cell>
          <table:table-cell table:style-name="ce6" table:formula="oooc:=-l/tt+[.F47]*COS([.E47])" office:value-type="float" office:value="-12.5">
            <text:p>-12.5000</text:p>
          </table:table-cell>
          <table:table-cell table:style-name="ce6" table:formula="oooc:=[.F47]*SIN([.E47])" office:value-type="float" office:value="8.944699987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7]" office:value-type="float" office:value="5.4713">
            <text:p>5.4713</text:p>
          </table:table-cell>
          <table:table-cell table:style-name="ce6" table:formula="oooc:=-[.C47]" office:value-type="float" office:value="12.5">
            <text:p>12.5000</text:p>
          </table:table-cell>
          <table:table-cell table:style-name="ce6" table:formula="oooc:=[.D47]" office:value-type="float" office:value="8.9446999875">
            <text:p>8.9447</text:p>
          </table:table-cell>
        </table:table-row>
        <table:table-row table:style-name="ro2">
          <table:table-cell table:style-name="ce3" table:formula="oooc:=[.A47]+1" office:value-type="float" office:value="45">
            <text:p>45</text:p>
          </table:table-cell>
          <table:table-cell table:style-name="ce6" table:formula="oooc:=dj+[.B36]" office:value-type="float" office:value="-20">
            <text:p>-20.0000</text:p>
          </table:table-cell>
          <table:table-cell table:style-name="ce6" table:formula="oooc:=-l/tt+[.F48]*COS([.E48])" office:value-type="float" office:value="-12.5">
            <text:p>-12.5000</text:p>
          </table:table-cell>
          <table:table-cell table:style-name="ce6" table:formula="oooc:=[.F48]*SIN([.E48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8]" office:value-type="float" office:value="-20">
            <text:p>-20.0000</text:p>
          </table:table-cell>
          <table:table-cell table:style-name="ce6" table:formula="oooc:=-[.C48]" office:value-type="float" office:value="12.5">
            <text:p>12.5000</text:p>
          </table:table-cell>
          <table:table-cell table:style-name="ce6" table:formula="oooc:=[.D48]" office:value-type="float" office:value="0">
            <text:p>0.0000</text:p>
          </table:table-cell>
        </table:table-row>
        <table:table-row table:style-name="ro2">
          <table:table-cell table:style-name="ce3" table:formula="oooc:=[.A48]+1" office:value-type="float" office:value="46">
            <text:p>46</text:p>
          </table:table-cell>
          <table:table-cell table:style-name="ce6" table:formula="oooc:=dj+[.B37]" office:value-type="float" office:value="-19.55287">
            <text:p>-19.5529</text:p>
          </table:table-cell>
          <table:table-cell table:style-name="ce6" table:formula="oooc:=-l/tt+[.F49]*COS([.E49])" office:value-type="float" office:value="-12.5">
            <text:p>-12.5000</text:p>
          </table:table-cell>
          <table:table-cell table:style-name="ce6" table:formula="oooc:=[.F49]*SIN([.E49])" office:value-type="float" office:value="0.8944699987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49]" office:value-type="float" office:value="-19.55287">
            <text:p>-19.5529</text:p>
          </table:table-cell>
          <table:table-cell table:style-name="ce6" table:formula="oooc:=-[.C49]" office:value-type="float" office:value="12.5">
            <text:p>12.5000</text:p>
          </table:table-cell>
          <table:table-cell table:style-name="ce6" table:formula="oooc:=[.D49]" office:value-type="float" office:value="0.89446999875">
            <text:p>0.8945</text:p>
          </table:table-cell>
        </table:table-row>
        <table:table-row table:style-name="ro2">
          <table:table-cell table:style-name="ce3" table:formula="oooc:=[.A49]+1" office:value-type="float" office:value="47">
            <text:p>47</text:p>
          </table:table-cell>
          <table:table-cell table:style-name="ce6" table:formula="oooc:=dj+[.B38]" office:value-type="float" office:value="-18.21148">
            <text:p>-18.2115</text:p>
          </table:table-cell>
          <table:table-cell table:style-name="ce6" table:formula="oooc:=-l/tt+[.F50]*COS([.E50])" office:value-type="float" office:value="-12.5">
            <text:p>-12.5000</text:p>
          </table:table-cell>
          <table:table-cell table:style-name="ce6" table:formula="oooc:=[.F50]*SIN([.E50])" office:value-type="float" office:value="3.577879995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50]" office:value-type="float" office:value="-18.21148">
            <text:p>-18.2115</text:p>
          </table:table-cell>
          <table:table-cell table:style-name="ce6" table:formula="oooc:=-[.C50]" office:value-type="float" office:value="12.5">
            <text:p>12.5000</text:p>
          </table:table-cell>
          <table:table-cell table:style-name="ce6" table:formula="oooc:=[.D50]" office:value-type="float" office:value="3.577879995">
            <text:p>3.5779</text:p>
          </table:table-cell>
        </table:table-row>
        <table:table-row table:style-name="ro2">
          <table:table-cell table:style-name="ce3" table:formula="oooc:=[.A50]+1" office:value-type="float" office:value="48">
            <text:p>48</text:p>
          </table:table-cell>
          <table:table-cell table:style-name="ce6" table:formula="oooc:=dj+[.B39]" office:value-type="float" office:value="-17.31722">
            <text:p>-17.3172</text:p>
          </table:table-cell>
          <table:table-cell table:style-name="ce6" table:formula="oooc:=-l/tt+[.F51]*COS([.E51])" office:value-type="float" office:value="-12.5">
            <text:p>-12.5000</text:p>
          </table:table-cell>
          <table:table-cell table:style-name="ce6" table:formula="oooc:=[.F51]*SIN([.E51])" office:value-type="float" office:value="5.366819992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51]" office:value-type="float" office:value="-17.31722">
            <text:p>-17.3172</text:p>
          </table:table-cell>
          <table:table-cell table:style-name="ce6" table:formula="oooc:=-[.C51]" office:value-type="float" office:value="12.5">
            <text:p>12.5000</text:p>
          </table:table-cell>
          <table:table-cell table:style-name="ce6" table:formula="oooc:=[.D51]" office:value-type="float" office:value="5.3668199925">
            <text:p>5.3668</text:p>
          </table:table-cell>
        </table:table-row>
        <table:table-row table:style-name="ro2">
          <table:table-cell table:style-name="ce3" table:formula="oooc:=[.A51]+1" office:value-type="float" office:value="49">
            <text:p>49</text:p>
          </table:table-cell>
          <table:table-cell table:style-name="ce6" table:formula="oooc:=dj+[.B40]" office:value-type="float" office:value="-15.97583">
            <text:p>-15.9758</text:p>
          </table:table-cell>
          <table:table-cell table:style-name="ce6" table:formula="oooc:=-l/tt+[.F52]*COS([.E52])" office:value-type="float" office:value="-12.5">
            <text:p>-12.5000</text:p>
          </table:table-cell>
          <table:table-cell table:style-name="ce6" table:formula="oooc:=[.F52]*SIN([.E52])" office:value-type="float" office:value="8.0502299887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52]" office:value-type="float" office:value="-15.97583">
            <text:p>-15.9758</text:p>
          </table:table-cell>
          <table:table-cell table:style-name="ce6" table:formula="oooc:=-[.C52]" office:value-type="float" office:value="12.5">
            <text:p>12.5000</text:p>
          </table:table-cell>
          <table:table-cell table:style-name="ce6" table:formula="oooc:=[.D52]" office:value-type="float" office:value="8.05022998875">
            <text:p>8.0502</text:p>
          </table:table-cell>
        </table:table-row>
        <table:table-row table:style-name="ro2">
          <table:table-cell table:style-name="ce3" table:formula="oooc:=[.A52]+1" office:value-type="float" office:value="50">
            <text:p>50</text:p>
          </table:table-cell>
          <table:table-cell table:style-name="ce6" table:formula="oooc:=dj+[.B41]" office:value-type="float" office:value="-15.5287">
            <text:p>-15.5287</text:p>
          </table:table-cell>
          <table:table-cell table:style-name="ce6" table:formula="oooc:=-l/tt+[.F53]*COS([.E53])" office:value-type="float" office:value="-12.5">
            <text:p>-12.5000</text:p>
          </table:table-cell>
          <table:table-cell table:style-name="ce6" table:formula="oooc:=[.F53]*SIN([.E53])" office:value-type="float" office:value="8.944699987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-r" office:value-type="float" office:value="8944699987.5">
            <text:p>8944699987.500</text:p>
          </table:table-cell>
          <table:table-cell table:number-columns-repeated="2"/>
          <table:table-cell table:style-name="ce6" table:formula="oooc:=[.B53]" office:value-type="float" office:value="-15.5287">
            <text:p>-15.5287</text:p>
          </table:table-cell>
          <table:table-cell table:style-name="ce6" table:formula="oooc:=-[.C53]" office:value-type="float" office:value="12.5">
            <text:p>12.5000</text:p>
          </table:table-cell>
          <table:table-cell table:style-name="ce6" table:formula="oooc:=[.D53]" office:value-type="float" office:value="8.9446999875">
            <text:p>8.9447</text:p>
          </table:table-cell>
        </table:table-row>
        <table:table-row table:style-name="ro2">
          <table:table-cell table:style-name="ce3" table:formula="oooc:=[.A53]+1" office:value-type="float" office:value="51">
            <text:p>51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54]*COS([.E54])" office:value-type="float" office:value="12.5">
            <text:p>12.5000</text:p>
          </table:table-cell>
          <table:table-cell table:style-name="ce6" table:formula="oooc:=[.F54]*SIN([.E54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54]" office:value-type="float" office:value="0">
            <text:p>0.0000</text:p>
          </table:table-cell>
          <table:table-cell table:style-name="ce6" table:formula="oooc:=-[.C54]" office:value-type="float" office:value="-12.5">
            <text:p>-12.5000</text:p>
          </table:table-cell>
          <table:table-cell table:style-name="ce6" table:formula="oooc:=[.D54]" office:value-type="float" office:value="0">
            <text:p>0.0000</text:p>
          </table:table-cell>
        </table:table-row>
        <table:table-row table:style-name="ro2">
          <table:table-cell table:style-name="ce3" table:formula="oooc:=[.A54]+1" office:value-type="float" office:value="52">
            <text:p>52</text:p>
          </table:table-cell>
          <table:table-cell table:style-name="ce6" table:formula="oooc:=cr" office:value-type="float" office:value="0.44713">
            <text:p>0.4471</text:p>
          </table:table-cell>
          <table:table-cell table:style-name="ce6" table:formula="oooc:=-l/tt+[.F55]*COS([.E55])" office:value-type="float" office:value="12.5">
            <text:p>12.5000</text:p>
          </table:table-cell>
          <table:table-cell table:style-name="ce6" table:formula="oooc:=[.F55]*SIN([.E55])" office:value-type="float" office:value="0.8944700012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55]" office:value-type="float" office:value="0.44713">
            <text:p>0.4471</text:p>
          </table:table-cell>
          <table:table-cell table:style-name="ce6" table:formula="oooc:=-[.C55]" office:value-type="float" office:value="-12.5">
            <text:p>-12.5000</text:p>
          </table:table-cell>
          <table:table-cell table:style-name="ce6" table:formula="oooc:=[.D55]" office:value-type="float" office:value="0.89447000125">
            <text:p>0.8945</text:p>
          </table:table-cell>
        </table:table-row>
        <table:table-row table:style-name="ro2">
          <table:table-cell table:style-name="ce3" table:formula="oooc:=[.A55]+1" office:value-type="float" office:value="53">
            <text:p>53</text:p>
          </table:table-cell>
          <table:table-cell table:style-name="ce6" table:formula="oooc:=4*cr" office:value-type="float" office:value="1.78852">
            <text:p>1.7885</text:p>
          </table:table-cell>
          <table:table-cell table:style-name="ce6" table:formula="oooc:=-l/tt+[.F56]*COS([.E56])" office:value-type="float" office:value="12.5">
            <text:p>12.5000</text:p>
          </table:table-cell>
          <table:table-cell table:style-name="ce6" table:formula="oooc:=[.F56]*SIN([.E56])" office:value-type="float" office:value="3.577880005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56]" office:value-type="float" office:value="1.78852">
            <text:p>1.7885</text:p>
          </table:table-cell>
          <table:table-cell table:style-name="ce6" table:formula="oooc:=-[.C56]" office:value-type="float" office:value="-12.5">
            <text:p>-12.5000</text:p>
          </table:table-cell>
          <table:table-cell table:style-name="ce6" table:formula="oooc:=[.D56]" office:value-type="float" office:value="3.577880005">
            <text:p>3.5779</text:p>
          </table:table-cell>
        </table:table-row>
        <table:table-row table:style-name="ro2">
          <table:table-cell table:style-name="ce3" table:formula="oooc:=[.A56]+1" office:value-type="float" office:value="54">
            <text:p>54</text:p>
          </table:table-cell>
          <table:table-cell table:style-name="ce6" table:formula="oooc:=6*cr" office:value-type="float" office:value="2.68278">
            <text:p>2.6828</text:p>
          </table:table-cell>
          <table:table-cell table:style-name="ce6" table:formula="oooc:=-l/tt+[.F57]*COS([.E57])" office:value-type="float" office:value="12.5">
            <text:p>12.5000</text:p>
          </table:table-cell>
          <table:table-cell table:style-name="ce6" table:formula="oooc:=[.F57]*SIN([.E57])" office:value-type="float" office:value="5.366820007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57]" office:value-type="float" office:value="2.68278">
            <text:p>2.6828</text:p>
          </table:table-cell>
          <table:table-cell table:style-name="ce6" table:formula="oooc:=-[.C57]" office:value-type="float" office:value="-12.5">
            <text:p>-12.5000</text:p>
          </table:table-cell>
          <table:table-cell table:style-name="ce6" table:formula="oooc:=[.D57]" office:value-type="float" office:value="5.3668200075">
            <text:p>5.3668</text:p>
          </table:table-cell>
        </table:table-row>
        <table:table-row table:style-name="ro2">
          <table:table-cell table:style-name="ce3" table:formula="oooc:=[.A57]+1" office:value-type="float" office:value="55">
            <text:p>55</text:p>
          </table:table-cell>
          <table:table-cell table:style-name="ce6" table:formula="oooc:=9*cr" office:value-type="float" office:value="4.02417">
            <text:p>4.0242</text:p>
          </table:table-cell>
          <table:table-cell table:style-name="ce6" table:formula="oooc:=-l/tt+[.F58]*COS([.E58])" office:value-type="float" office:value="12.5">
            <text:p>12.5000</text:p>
          </table:table-cell>
          <table:table-cell table:style-name="ce6" table:formula="oooc:=[.F58]*SIN([.E58])" office:value-type="float" office:value="8.0502300112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58]" office:value-type="float" office:value="4.02417">
            <text:p>4.0242</text:p>
          </table:table-cell>
          <table:table-cell table:style-name="ce6" table:formula="oooc:=-[.C58]" office:value-type="float" office:value="-12.5">
            <text:p>-12.5000</text:p>
          </table:table-cell>
          <table:table-cell table:style-name="ce6" table:formula="oooc:=[.D58]" office:value-type="float" office:value="8.05023001125">
            <text:p>8.0502</text:p>
          </table:table-cell>
        </table:table-row>
        <table:table-row table:style-name="ro2">
          <table:table-cell table:style-name="ce3" table:formula="oooc:=[.A58]+1" office:value-type="float" office:value="56">
            <text:p>56</text:p>
          </table:table-cell>
          <table:table-cell table:style-name="ce6" table:formula="oooc:=10*cr" office:value-type="float" office:value="4.4713">
            <text:p>4.4713</text:p>
          </table:table-cell>
          <table:table-cell table:style-name="ce6" table:formula="oooc:=-l/tt+[.F59]*COS([.E59])" office:value-type="float" office:value="12.5">
            <text:p>12.5000</text:p>
          </table:table-cell>
          <table:table-cell table:style-name="ce6" table:formula="oooc:=[.F59]*SIN([.E59])" office:value-type="float" office:value="8.944700012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59]" office:value-type="float" office:value="4.4713">
            <text:p>4.4713</text:p>
          </table:table-cell>
          <table:table-cell table:style-name="ce6" table:formula="oooc:=-[.C59]" office:value-type="float" office:value="-12.5">
            <text:p>-12.5000</text:p>
          </table:table-cell>
          <table:table-cell table:style-name="ce6" table:formula="oooc:=[.D59]" office:value-type="float" office:value="8.9447000125">
            <text:p>8.9447</text:p>
          </table:table-cell>
        </table:table-row>
        <table:table-row table:style-name="ro2">
          <table:table-cell table:style-name="ce3" table:formula="oooc:=[.A59]+1" office:value-type="float" office:value="57">
            <text:p>57</text:p>
          </table:table-cell>
          <table:table-cell table:style-name="ce6" table:formula="oooc:=h+[.B54]" office:value-type="float" office:value="1">
            <text:p>1.0000</text:p>
          </table:table-cell>
          <table:table-cell table:style-name="ce6" table:formula="oooc:=-l/tt+[.F60]*COS([.E60])" office:value-type="float" office:value="12.5">
            <text:p>12.5000</text:p>
          </table:table-cell>
          <table:table-cell table:style-name="ce6" table:formula="oooc:=[.F60]*SIN([.E60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0]" office:value-type="float" office:value="1">
            <text:p>1.0000</text:p>
          </table:table-cell>
          <table:table-cell table:style-name="ce6" table:formula="oooc:=-[.C60]" office:value-type="float" office:value="-12.5">
            <text:p>-12.5000</text:p>
          </table:table-cell>
          <table:table-cell table:style-name="ce6" table:formula="oooc:=[.D60]" office:value-type="float" office:value="0">
            <text:p>0.0000</text:p>
          </table:table-cell>
        </table:table-row>
        <table:table-row table:style-name="ro2">
          <table:table-cell table:style-name="ce3" table:formula="oooc:=[.A60]+1" office:value-type="float" office:value="58">
            <text:p>58</text:p>
          </table:table-cell>
          <table:table-cell table:style-name="ce6" table:formula="oooc:=h+[.B55]" office:value-type="float" office:value="1.44713">
            <text:p>1.4471</text:p>
          </table:table-cell>
          <table:table-cell table:style-name="ce6" table:formula="oooc:=-l/tt+[.F61]*COS([.E61])" office:value-type="float" office:value="12.5">
            <text:p>12.5000</text:p>
          </table:table-cell>
          <table:table-cell table:style-name="ce6" table:formula="oooc:=[.F61]*SIN([.E61])" office:value-type="float" office:value="0.8944700012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1]" office:value-type="float" office:value="1.44713">
            <text:p>1.4471</text:p>
          </table:table-cell>
          <table:table-cell table:style-name="ce6" table:formula="oooc:=-[.C61]" office:value-type="float" office:value="-12.5">
            <text:p>-12.5000</text:p>
          </table:table-cell>
          <table:table-cell table:style-name="ce6" table:formula="oooc:=[.D61]" office:value-type="float" office:value="0.89447000125">
            <text:p>0.8945</text:p>
          </table:table-cell>
        </table:table-row>
        <table:table-row table:style-name="ro2">
          <table:table-cell table:style-name="ce3" table:formula="oooc:=[.A61]+1" office:value-type="float" office:value="59">
            <text:p>59</text:p>
          </table:table-cell>
          <table:table-cell table:style-name="ce6" table:formula="oooc:=h+[.B56]" office:value-type="float" office:value="2.78852">
            <text:p>2.7885</text:p>
          </table:table-cell>
          <table:table-cell table:style-name="ce6" table:formula="oooc:=-l/tt+[.F62]*COS([.E62])" office:value-type="float" office:value="12.5">
            <text:p>12.5000</text:p>
          </table:table-cell>
          <table:table-cell table:style-name="ce6" table:formula="oooc:=[.F62]*SIN([.E62])" office:value-type="float" office:value="3.577880005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2]" office:value-type="float" office:value="2.78852">
            <text:p>2.7885</text:p>
          </table:table-cell>
          <table:table-cell table:style-name="ce6" table:formula="oooc:=-[.C62]" office:value-type="float" office:value="-12.5">
            <text:p>-12.5000</text:p>
          </table:table-cell>
          <table:table-cell table:style-name="ce6" table:formula="oooc:=[.D62]" office:value-type="float" office:value="3.577880005">
            <text:p>3.5779</text:p>
          </table:table-cell>
        </table:table-row>
        <table:table-row table:style-name="ro2">
          <table:table-cell table:style-name="ce3" table:formula="oooc:=[.A62]+1" office:value-type="float" office:value="60">
            <text:p>60</text:p>
          </table:table-cell>
          <table:table-cell table:style-name="ce6" table:formula="oooc:=h+[.B57]" office:value-type="float" office:value="3.68278">
            <text:p>3.6828</text:p>
          </table:table-cell>
          <table:table-cell table:style-name="ce6" table:formula="oooc:=-l/tt+[.F63]*COS([.E63])" office:value-type="float" office:value="12.5">
            <text:p>12.5000</text:p>
          </table:table-cell>
          <table:table-cell table:style-name="ce6" table:formula="oooc:=[.F63]*SIN([.E63])" office:value-type="float" office:value="5.366820007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3]" office:value-type="float" office:value="3.68278">
            <text:p>3.6828</text:p>
          </table:table-cell>
          <table:table-cell table:style-name="ce6" table:formula="oooc:=-[.C63]" office:value-type="float" office:value="-12.5">
            <text:p>-12.5000</text:p>
          </table:table-cell>
          <table:table-cell table:style-name="ce6" table:formula="oooc:=[.D63]" office:value-type="float" office:value="5.3668200075">
            <text:p>5.3668</text:p>
          </table:table-cell>
        </table:table-row>
        <table:table-row table:style-name="ro2">
          <table:table-cell table:style-name="ce3" table:formula="oooc:=[.A63]+1" office:value-type="float" office:value="61">
            <text:p>61</text:p>
          </table:table-cell>
          <table:table-cell table:style-name="ce6" table:formula="oooc:=h+[.B58]" office:value-type="float" office:value="5.02417">
            <text:p>5.0242</text:p>
          </table:table-cell>
          <table:table-cell table:style-name="ce6" table:formula="oooc:=-l/tt+[.F64]*COS([.E64])" office:value-type="float" office:value="12.5">
            <text:p>12.5000</text:p>
          </table:table-cell>
          <table:table-cell table:style-name="ce6" table:formula="oooc:=[.F64]*SIN([.E64])" office:value-type="float" office:value="8.0502300112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4]" office:value-type="float" office:value="5.02417">
            <text:p>5.0242</text:p>
          </table:table-cell>
          <table:table-cell table:style-name="ce6" table:formula="oooc:=-[.C64]" office:value-type="float" office:value="-12.5">
            <text:p>-12.5000</text:p>
          </table:table-cell>
          <table:table-cell table:style-name="ce6" table:formula="oooc:=[.D64]" office:value-type="float" office:value="8.05023001125">
            <text:p>8.0502</text:p>
          </table:table-cell>
        </table:table-row>
        <table:table-row table:style-name="ro2">
          <table:table-cell table:style-name="ce3" table:formula="oooc:=[.A64]+1" office:value-type="float" office:value="62">
            <text:p>62</text:p>
          </table:table-cell>
          <table:table-cell table:style-name="ce6" table:formula="oooc:=h+[.B59]" office:value-type="float" office:value="5.4713">
            <text:p>5.4713</text:p>
          </table:table-cell>
          <table:table-cell table:style-name="ce6" table:formula="oooc:=-l/tt+[.F65]*COS([.E65])" office:value-type="float" office:value="12.5">
            <text:p>12.5000</text:p>
          </table:table-cell>
          <table:table-cell table:style-name="ce6" table:formula="oooc:=[.F65]*SIN([.E65])" office:value-type="float" office:value="8.944700012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5]" office:value-type="float" office:value="5.4713">
            <text:p>5.4713</text:p>
          </table:table-cell>
          <table:table-cell table:style-name="ce6" table:formula="oooc:=-[.C65]" office:value-type="float" office:value="-12.5">
            <text:p>-12.5000</text:p>
          </table:table-cell>
          <table:table-cell table:style-name="ce6" table:formula="oooc:=[.D65]" office:value-type="float" office:value="8.9447000125">
            <text:p>8.9447</text:p>
          </table:table-cell>
        </table:table-row>
        <table:table-row table:style-name="ro2">
          <table:table-cell table:style-name="ce3" table:formula="oooc:=[.A65]+1" office:value-type="float" office:value="63">
            <text:p>63</text:p>
          </table:table-cell>
          <table:table-cell table:style-name="ce6" table:formula="oooc:=dj+[.B54]" office:value-type="float" office:value="-20">
            <text:p>-20.0000</text:p>
          </table:table-cell>
          <table:table-cell table:style-name="ce6" table:formula="oooc:=-l/tt+[.F66]*COS([.E66])" office:value-type="float" office:value="12.5">
            <text:p>12.5000</text:p>
          </table:table-cell>
          <table:table-cell table:style-name="ce6" table:formula="oooc:=[.F66]*SIN([.E6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6]" office:value-type="float" office:value="-20">
            <text:p>-20.0000</text:p>
          </table:table-cell>
          <table:table-cell table:style-name="ce6" table:formula="oooc:=-[.C66]" office:value-type="float" office:value="-12.5">
            <text:p>-12.5000</text:p>
          </table:table-cell>
          <table:table-cell table:style-name="ce6" table:formula="oooc:=[.D66]" office:value-type="float" office:value="0">
            <text:p>0.0000</text:p>
          </table:table-cell>
        </table:table-row>
        <table:table-row table:style-name="ro2">
          <table:table-cell table:style-name="ce3" table:formula="oooc:=[.A66]+1" office:value-type="float" office:value="64">
            <text:p>64</text:p>
          </table:table-cell>
          <table:table-cell table:style-name="ce6" table:formula="oooc:=dj+[.B55]" office:value-type="float" office:value="-19.55287">
            <text:p>-19.5529</text:p>
          </table:table-cell>
          <table:table-cell table:style-name="ce6" table:formula="oooc:=-l/tt+[.F67]*COS([.E67])" office:value-type="float" office:value="12.5">
            <text:p>12.5000</text:p>
          </table:table-cell>
          <table:table-cell table:style-name="ce6" table:formula="oooc:=[.F67]*SIN([.E67])" office:value-type="float" office:value="0.89447000125">
            <text:p>0.8945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7]" office:value-type="float" office:value="-19.55287">
            <text:p>-19.5529</text:p>
          </table:table-cell>
          <table:table-cell table:style-name="ce6" table:formula="oooc:=-[.C67]" office:value-type="float" office:value="-12.5">
            <text:p>-12.5000</text:p>
          </table:table-cell>
          <table:table-cell table:style-name="ce6" table:formula="oooc:=[.D67]" office:value-type="float" office:value="0.89447000125">
            <text:p>0.8945</text:p>
          </table:table-cell>
        </table:table-row>
        <table:table-row table:style-name="ro2">
          <table:table-cell table:style-name="ce3" table:formula="oooc:=[.A67]+1" office:value-type="float" office:value="65">
            <text:p>65</text:p>
          </table:table-cell>
          <table:table-cell table:style-name="ce6" table:formula="oooc:=dj+[.B56]" office:value-type="float" office:value="-18.21148">
            <text:p>-18.2115</text:p>
          </table:table-cell>
          <table:table-cell table:style-name="ce6" table:formula="oooc:=-l/tt+[.F68]*COS([.E68])" office:value-type="float" office:value="12.5">
            <text:p>12.5000</text:p>
          </table:table-cell>
          <table:table-cell table:style-name="ce6" table:formula="oooc:=[.F68]*SIN([.E68])" office:value-type="float" office:value="3.577880005">
            <text:p>3.5779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8]" office:value-type="float" office:value="-18.21148">
            <text:p>-18.2115</text:p>
          </table:table-cell>
          <table:table-cell table:style-name="ce6" table:formula="oooc:=-[.C68]" office:value-type="float" office:value="-12.5">
            <text:p>-12.5000</text:p>
          </table:table-cell>
          <table:table-cell table:style-name="ce6" table:formula="oooc:=[.D68]" office:value-type="float" office:value="3.577880005">
            <text:p>3.5779</text:p>
          </table:table-cell>
        </table:table-row>
        <table:table-row table:style-name="ro2">
          <table:table-cell table:style-name="ce3" table:formula="oooc:=[.A68]+1" office:value-type="float" office:value="66">
            <text:p>66</text:p>
          </table:table-cell>
          <table:table-cell table:style-name="ce6" table:formula="oooc:=dj+[.B57]" office:value-type="float" office:value="-17.31722">
            <text:p>-17.3172</text:p>
          </table:table-cell>
          <table:table-cell table:style-name="ce6" table:formula="oooc:=-l/tt+[.F69]*COS([.E69])" office:value-type="float" office:value="12.5">
            <text:p>12.5000</text:p>
          </table:table-cell>
          <table:table-cell table:style-name="ce6" table:formula="oooc:=[.F69]*SIN([.E69])" office:value-type="float" office:value="5.3668200075">
            <text:p>5.3668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69]" office:value-type="float" office:value="-17.31722">
            <text:p>-17.3172</text:p>
          </table:table-cell>
          <table:table-cell table:style-name="ce6" table:formula="oooc:=-[.C69]" office:value-type="float" office:value="-12.5">
            <text:p>-12.5000</text:p>
          </table:table-cell>
          <table:table-cell table:style-name="ce6" table:formula="oooc:=[.D69]" office:value-type="float" office:value="5.3668200075">
            <text:p>5.3668</text:p>
          </table:table-cell>
        </table:table-row>
        <table:table-row table:style-name="ro2">
          <table:table-cell table:style-name="ce3" table:formula="oooc:=[.A69]+1" office:value-type="float" office:value="67">
            <text:p>67</text:p>
          </table:table-cell>
          <table:table-cell table:style-name="ce6" table:formula="oooc:=dj+[.B58]" office:value-type="float" office:value="-15.97583">
            <text:p>-15.9758</text:p>
          </table:table-cell>
          <table:table-cell table:style-name="ce6" table:formula="oooc:=-l/tt+[.F70]*COS([.E70])" office:value-type="float" office:value="12.5">
            <text:p>12.5000</text:p>
          </table:table-cell>
          <table:table-cell table:style-name="ce6" table:formula="oooc:=[.F70]*SIN([.E70])" office:value-type="float" office:value="8.05023001125">
            <text:p>8.0502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70]" office:value-type="float" office:value="-15.97583">
            <text:p>-15.9758</text:p>
          </table:table-cell>
          <table:table-cell table:style-name="ce6" table:formula="oooc:=-[.C70]" office:value-type="float" office:value="-12.5">
            <text:p>-12.5000</text:p>
          </table:table-cell>
          <table:table-cell table:style-name="ce6" table:formula="oooc:=[.D70]" office:value-type="float" office:value="8.05023001125">
            <text:p>8.0502</text:p>
          </table:table-cell>
        </table:table-row>
        <table:table-row table:style-name="ro2">
          <table:table-cell table:style-name="ce3" table:formula="oooc:=[.A70]+1" office:value-type="float" office:value="68">
            <text:p>68</text:p>
          </table:table-cell>
          <table:table-cell table:style-name="ce6" table:formula="oooc:=dj+[.B59]" office:value-type="float" office:value="-15.5287">
            <text:p>-15.5287</text:p>
          </table:table-cell>
          <table:table-cell table:style-name="ce6" table:formula="oooc:=-l/tt+[.F71]*COS([.E71])" office:value-type="float" office:value="12.5">
            <text:p>12.5000</text:p>
          </table:table-cell>
          <table:table-cell table:style-name="ce6" table:formula="oooc:=[.F71]*SIN([.E71])" office:value-type="float" office:value="8.9447000125">
            <text:p>8.9447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l/tt+r" office:value-type="float" office:value="8944700012.5">
            <text:p>8944700012.500</text:p>
          </table:table-cell>
          <table:table-cell table:number-columns-repeated="2"/>
          <table:table-cell table:style-name="ce6" table:formula="oooc:=[.B71]" office:value-type="float" office:value="-15.5287">
            <text:p>-15.5287</text:p>
          </table:table-cell>
          <table:table-cell table:style-name="ce6" table:formula="oooc:=-[.C71]" office:value-type="float" office:value="-12.5">
            <text:p>-12.5000</text:p>
          </table:table-cell>
          <table:table-cell table:style-name="ce6" table:formula="oooc:=[.D71]" office:value-type="float" office:value="8.9447000125">
            <text:p>8.9447</text:p>
          </table:table-cell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ooc:=[.F73]+1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3]+1" office:value-type="float" office:value="2">
            <text:p>2</text:p>
          </table:table-cell>
          <table:table-cell table:formula="oooc:=[.C73]+1" office:value-type="float" office:value="3">
            <text:p>3</text:p>
          </table:table-cell>
          <table:table-cell table:formula="oooc:=[.D73]+1" office:value-type="float" office:value="9">
            <text:p>9</text:p>
          </table:table-cell>
          <table:table-cell/>
          <table:table-cell table:formula="oooc:=[.F74]+1" office:value-type="float" office:value="3">
            <text:p>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4]+1" office:value-type="float" office:value="2">
            <text:p>2</text:p>
          </table:table-cell>
          <table:table-cell table:formula="oooc:=[.C74]+1" office:value-type="float" office:value="8">
            <text:p>8</text:p>
          </table:table-cell>
          <table:table-cell table:formula="oooc:=[.D74]+1" office:value-type="float" office:value="9">
            <text:p>9</text:p>
          </table:table-cell>
          <table:table-cell/>
          <table:table-cell table:formula="oooc:=[.F75]+1" office:value-type="float" office:value="4">
            <text:p>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5]+1" office:value-type="float" office:value="3">
            <text:p>3</text:p>
          </table:table-cell>
          <table:table-cell table:formula="oooc:=[.C75]+1" office:value-type="float" office:value="4">
            <text:p>4</text:p>
          </table:table-cell>
          <table:table-cell table:formula="oooc:=[.D75]+1" office:value-type="float" office:value="10">
            <text:p>10</text:p>
          </table:table-cell>
          <table:table-cell/>
          <table:table-cell table:formula="oooc:=[.F76]+1" office:value-type="float" office:value="5">
            <text:p>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6]+1" office:value-type="float" office:value="3">
            <text:p>3</text:p>
          </table:table-cell>
          <table:table-cell table:formula="oooc:=[.C76]+1" office:value-type="float" office:value="9">
            <text:p>9</text:p>
          </table:table-cell>
          <table:table-cell table:formula="oooc:=[.D76]+1" office:value-type="float" office:value="10">
            <text:p>10</text:p>
          </table:table-cell>
          <table:table-cell/>
          <table:table-cell table:formula="oooc:=[.F77]+1"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7]+1" office:value-type="float" office:value="4">
            <text:p>4</text:p>
          </table:table-cell>
          <table:table-cell table:formula="oooc:=[.C77]+1" office:value-type="float" office:value="5">
            <text:p>5</text:p>
          </table:table-cell>
          <table:table-cell table:formula="oooc:=[.D77]+1" office:value-type="float" office:value="11">
            <text:p>11</text:p>
          </table:table-cell>
          <table:table-cell/>
          <table:table-cell table:formula="oooc:=[.F78]+1"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8]+1" office:value-type="float" office:value="4">
            <text:p>4</text:p>
          </table:table-cell>
          <table:table-cell table:formula="oooc:=[.C78]+1" office:value-type="float" office:value="10">
            <text:p>10</text:p>
          </table:table-cell>
          <table:table-cell table:formula="oooc:=[.D78]+1" office:value-type="float" office:value="11">
            <text:p>11</text:p>
          </table:table-cell>
          <table:table-cell/>
          <table:table-cell table:formula="oooc:=[.F79]+1"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9]+1" office:value-type="float" office:value="5">
            <text:p>5</text:p>
          </table:table-cell>
          <table:table-cell table:formula="oooc:=[.C79]+1" office:value-type="float" office:value="6">
            <text:p>6</text:p>
          </table:table-cell>
          <table:table-cell table:formula="oooc:=[.D79]+1" office:value-type="float" office:value="12">
            <text:p>12</text:p>
          </table:table-cell>
          <table:table-cell/>
          <table:table-cell table:formula="oooc:=[.F80]+1"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0]+1" office:value-type="float" office:value="5">
            <text:p>5</text:p>
          </table:table-cell>
          <table:table-cell table:formula="oooc:=[.C80]+1" office:value-type="float" office:value="11">
            <text:p>11</text:p>
          </table:table-cell>
          <table:table-cell table:formula="oooc:=[.D80]+1" office:value-type="float" office:value="12">
            <text:p>12</text:p>
          </table:table-cell>
          <table:table-cell/>
          <table:table-cell table:formula="oooc:=[.F81]+1"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table:formula="oooc:=[.F82]+1"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ooc:=[.F83]+1"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3]+1" office:value-type="float" office:value="14">
            <text:p>14</text:p>
          </table:table-cell>
          <table:table-cell table:formula="oooc:=[.C83]+1" office:value-type="float" office:value="15">
            <text:p>15</text:p>
          </table:table-cell>
          <table:table-cell table:formula="oooc:=[.D83]+1" office:value-type="float" office:value="21">
            <text:p>21</text:p>
          </table:table-cell>
          <table:table-cell/>
          <table:table-cell table:formula="oooc:=[.F84]+1"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4]+1" office:value-type="float" office:value="14">
            <text:p>14</text:p>
          </table:table-cell>
          <table:table-cell table:formula="oooc:=[.C84]+1" office:value-type="float" office:value="20">
            <text:p>20</text:p>
          </table:table-cell>
          <table:table-cell table:formula="oooc:=[.D84]+1" office:value-type="float" office:value="21">
            <text:p>21</text:p>
          </table:table-cell>
          <table:table-cell/>
          <table:table-cell table:formula="oooc:=[.F85]+1"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5]+1" office:value-type="float" office:value="15">
            <text:p>15</text:p>
          </table:table-cell>
          <table:table-cell table:formula="oooc:=[.C85]+1" office:value-type="float" office:value="16">
            <text:p>16</text:p>
          </table:table-cell>
          <table:table-cell table:formula="oooc:=[.D85]+1" office:value-type="float" office:value="22">
            <text:p>22</text:p>
          </table:table-cell>
          <table:table-cell/>
          <table:table-cell table:formula="oooc:=[.F86]+1"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6]+1" office:value-type="float" office:value="15">
            <text:p>15</text:p>
          </table:table-cell>
          <table:table-cell table:formula="oooc:=[.C86]+1" office:value-type="float" office:value="21">
            <text:p>21</text:p>
          </table:table-cell>
          <table:table-cell table:formula="oooc:=[.D86]+1" office:value-type="float" office:value="22">
            <text:p>22</text:p>
          </table:table-cell>
          <table:table-cell/>
          <table:table-cell table:formula="oooc:=[.F87]+1"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7]+1" office:value-type="float" office:value="16">
            <text:p>16</text:p>
          </table:table-cell>
          <table:table-cell table:formula="oooc:=[.C87]+1" office:value-type="float" office:value="17">
            <text:p>17</text:p>
          </table:table-cell>
          <table:table-cell table:formula="oooc:=[.D87]+1" office:value-type="float" office:value="23">
            <text:p>23</text:p>
          </table:table-cell>
          <table:table-cell/>
          <table:table-cell table:formula="oooc:=[.F88]+1"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8]+1" office:value-type="float" office:value="16">
            <text:p>16</text:p>
          </table:table-cell>
          <table:table-cell table:formula="oooc:=[.C88]+1" office:value-type="float" office:value="22">
            <text:p>22</text:p>
          </table:table-cell>
          <table:table-cell table:formula="oooc:=[.D88]+1" office:value-type="float" office:value="23">
            <text:p>23</text:p>
          </table:table-cell>
          <table:table-cell/>
          <table:table-cell table:formula="oooc:=[.F89]+1"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9]+1" office:value-type="float" office:value="17">
            <text:p>17</text:p>
          </table:table-cell>
          <table:table-cell table:formula="oooc:=[.C89]+1" office:value-type="float" office:value="18">
            <text:p>18</text:p>
          </table:table-cell>
          <table:table-cell table:formula="oooc:=[.D89]+1" office:value-type="float" office:value="24">
            <text:p>24</text:p>
          </table:table-cell>
          <table:table-cell/>
          <table:table-cell table:formula="oooc:=[.F90]+1"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0]+1" office:value-type="float" office:value="17">
            <text:p>17</text:p>
          </table:table-cell>
          <table:table-cell table:formula="oooc:=[.C90]+1" office:value-type="float" office:value="23">
            <text:p>23</text:p>
          </table:table-cell>
          <table:table-cell table:formula="oooc:=[.D90]+1" office:value-type="float" office:value="24">
            <text:p>24</text:p>
          </table:table-cell>
          <table:table-cell/>
          <table:table-cell table:formula="oooc:=[.F91]+1"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ooc:=[.F92]+1" office:value-type="float" office:value="21">
            <text:p>2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93]+1" office:value-type="float" office:value="22">
            <text:p>2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3]+2" office:value-type="float" office:value="9">
            <text:p>9</text:p>
          </table:table-cell>
          <table:table-cell table:formula="oooc:=[.C93]+2" office:value-type="float" office:value="10">
            <text:p>10</text:p>
          </table:table-cell>
          <table:table-cell table:formula="oooc:=[.D93]+2" office:value-type="float" office:value="16">
            <text:p>16</text:p>
          </table:table-cell>
          <table:table-cell/>
          <table:table-cell table:formula="oooc:=[.F94]+1" office:value-type="float" office:value="23">
            <text:p>2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4]+2" office:value-type="float" office:value="9">
            <text:p>9</text:p>
          </table:table-cell>
          <table:table-cell table:formula="oooc:=[.C94]+2" office:value-type="float" office:value="15">
            <text:p>15</text:p>
          </table:table-cell>
          <table:table-cell table:formula="oooc:=[.D94]+2" office:value-type="float" office:value="16">
            <text:p>16</text:p>
          </table:table-cell>
          <table:table-cell table:style-name="Default"/>
          <table:table-cell table:formula="oooc:=[.F95]+1" office:value-type="float" office:value="24">
            <text:p>2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5]+2" office:value-type="float" office:value="11">
            <text:p>11</text:p>
          </table:table-cell>
          <table:table-cell table:formula="oooc:=[.C95]+2" office:value-type="float" office:value="12">
            <text:p>12</text:p>
          </table:table-cell>
          <table:table-cell table:formula="oooc:=[.D95]+2" office:value-type="float" office:value="18">
            <text:p>18</text:p>
          </table:table-cell>
          <table:table-cell table:style-name="Default"/>
          <table:table-cell table:formula="oooc:=[.F96]+1" office:value-type="float" office:value="25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6]+2" office:value-type="float" office:value="11">
            <text:p>11</text:p>
          </table:table-cell>
          <table:table-cell table:formula="oooc:=[.C96]+2" office:value-type="float" office:value="17">
            <text:p>17</text:p>
          </table:table-cell>
          <table:table-cell table:formula="oooc:=[.D96]+2" office:value-type="float" office:value="18">
            <text:p>18</text:p>
          </table:table-cell>
          <table:table-cell table:style-name="Default"/>
          <table:table-cell table:formula="oooc:=[.F97]+1" office:value-type="float" office:value="26">
            <text:p>2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table:formula="oooc:=[.F98]+1" office:value-type="float" office:value="27">
            <text:p>2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ooc:=[.F99]+1" office:value-type="float" office:value="28">
            <text:p>2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9]+2" office:value-type="float" office:value="10">
            <text:p>10</text:p>
          </table:table-cell>
          <table:table-cell table:formula="oooc:=[.C99]+2" office:value-type="float" office:value="11">
            <text:p>11</text:p>
          </table:table-cell>
          <table:table-cell table:formula="oooc:=[.D99]+2" office:value-type="float" office:value="28">
            <text:p>28</text:p>
          </table:table-cell>
          <table:table-cell/>
          <table:table-cell table:formula="oooc:=[.F100]+1" office:value-type="float" office:value="29">
            <text:p>2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0]+2" office:value-type="float" office:value="10">
            <text:p>10</text:p>
          </table:table-cell>
          <table:table-cell table:formula="oooc:=[.C100]+2" office:value-type="float" office:value="27">
            <text:p>27</text:p>
          </table:table-cell>
          <table:table-cell table:formula="oooc:=[.D100]+2" office:value-type="float" office:value="28">
            <text:p>28</text:p>
          </table:table-cell>
          <table:table-cell/>
          <table:table-cell table:formula="oooc:=[.F101]+1" office:value-type="float" office:value="30">
            <text:p>3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ooc:=[.F102]+1" office:value-type="float" office:value="31">
            <text:p>3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formula="oooc:=[.F103]+1" office:value-type="float" office:value="32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3]+2" office:value-type="float" office:value="31">
            <text:p>31</text:p>
          </table:table-cell>
          <table:table-cell table:formula="oooc:=[.C103]+2" office:value-type="float" office:value="16">
            <text:p>16</text:p>
          </table:table-cell>
          <table:table-cell table:formula="oooc:=[.D103]+2" office:value-type="float" office:value="17">
            <text:p>17</text:p>
          </table:table-cell>
          <table:table-cell/>
          <table:table-cell table:formula="oooc:=[.F104]+1" office:value-type="float" office:value="33">
            <text:p>3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4]+2" office:value-type="float" office:value="31">
            <text:p>31</text:p>
          </table:table-cell>
          <table:table-cell table:formula="oooc:=[.C104]+2" office:value-type="float" office:value="32">
            <text:p>32</text:p>
          </table:table-cell>
          <table:table-cell table:formula="oooc:=[.D104]+2" office:value-type="float" office:value="17">
            <text:p>17</text:p>
          </table:table-cell>
          <table:table-cell/>
          <table:table-cell table:formula="oooc:=[.F105]+1" office:value-type="float" office:value="34">
            <text:p>3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ooc:=[.F106]+1" office:value-type="float" office:value="35">
            <text:p>3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table:formula="oooc:=[.F107]+1" office:value-type="float" office:value="36">
            <text:p>3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7]+2" office:value-type="float" office:value="27">
            <text:p>27</text:p>
          </table:table-cell>
          <table:table-cell table:formula="oooc:=[.C107]+2" office:value-type="float" office:value="28">
            <text:p>28</text:p>
          </table:table-cell>
          <table:table-cell table:formula="oooc:=[.D107]+2" office:value-type="float" office:value="32">
            <text:p>32</text:p>
          </table:table-cell>
          <table:table-cell/>
          <table:table-cell table:formula="oooc:=[.F108]+1" office:value-type="float" office:value="37">
            <text:p>3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8]+2" office:value-type="float" office:value="27">
            <text:p>27</text:p>
          </table:table-cell>
          <table:table-cell table:formula="oooc:=[.C108]+2" office:value-type="float" office:value="31">
            <text:p>31</text:p>
          </table:table-cell>
          <table:table-cell table:formula="oooc:=[.D108]+2" office:value-type="float" office:value="32">
            <text:p>32</text:p>
          </table:table-cell>
          <table:table-cell/>
          <table:table-cell table:formula="oooc:=[.F109]+1" office:value-type="float" office:value="38">
            <text:p>3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F110]+1" office:value-type="float" office:value="39">
            <text:p>39</text:p>
          </table:table-cell>
          <table:table-cell table:style-name="ce11"/>
          <table:table-cell table:style-name="Default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formula="oooc:=[.F111]+1" office:value-type="float" office:value="40">
            <text:p>4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1]+1" office:value-type="float" office:value="34">
            <text:p>34</text:p>
          </table:table-cell>
          <table:table-cell table:formula="oooc:=[.C111]+1" office:value-type="float" office:value="2">
            <text:p>2</text:p>
          </table:table-cell>
          <table:table-cell table:formula="oooc:=[.D111]+1" office:value-type="float" office:value="3">
            <text:p>3</text:p>
          </table:table-cell>
          <table:table-cell/>
          <table:table-cell table:formula="oooc:=[.F112]+1" office:value-type="float" office:value="41">
            <text:p>4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2]+1" office:value-type="float" office:value="34">
            <text:p>34</text:p>
          </table:table-cell>
          <table:table-cell table:formula="oooc:=[.C112]+1" office:value-type="float" office:value="35">
            <text:p>35</text:p>
          </table:table-cell>
          <table:table-cell table:formula="oooc:=[.D112]+1" office:value-type="float" office:value="3">
            <text:p>3</text:p>
          </table:table-cell>
          <table:table-cell/>
          <table:table-cell table:formula="oooc:=[.F113]+1" office:value-type="float" office:value="42">
            <text:p>4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3]+1" office:value-type="float" office:value="35">
            <text:p>35</text:p>
          </table:table-cell>
          <table:table-cell table:formula="oooc:=[.C113]+1" office:value-type="float" office:value="3">
            <text:p>3</text:p>
          </table:table-cell>
          <table:table-cell table:formula="oooc:=[.D113]+1" office:value-type="float" office:value="4">
            <text:p>4</text:p>
          </table:table-cell>
          <table:table-cell/>
          <table:table-cell table:formula="oooc:=[.F114]+1" office:value-type="float" office:value="43">
            <text:p>4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4]+1" office:value-type="float" office:value="35">
            <text:p>35</text:p>
          </table:table-cell>
          <table:table-cell table:formula="oooc:=[.C114]+1" office:value-type="float" office:value="36">
            <text:p>36</text:p>
          </table:table-cell>
          <table:table-cell table:formula="oooc:=[.D114]+1" office:value-type="float" office:value="4">
            <text:p>4</text:p>
          </table:table-cell>
          <table:table-cell/>
          <table:table-cell table:formula="oooc:=[.F115]+1" office:value-type="float" office:value="44">
            <text:p>4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5]+1" office:value-type="float" office:value="36">
            <text:p>36</text:p>
          </table:table-cell>
          <table:table-cell table:formula="oooc:=[.C115]+1" office:value-type="float" office:value="4">
            <text:p>4</text:p>
          </table:table-cell>
          <table:table-cell table:formula="oooc:=[.D115]+1" office:value-type="float" office:value="5">
            <text:p>5</text:p>
          </table:table-cell>
          <table:table-cell/>
          <table:table-cell table:formula="oooc:=[.F116]+1" office:value-type="float" office:value="45">
            <text:p>4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6]+1" office:value-type="float" office:value="36">
            <text:p>36</text:p>
          </table:table-cell>
          <table:table-cell table:formula="oooc:=[.C116]+1" office:value-type="float" office:value="37">
            <text:p>37</text:p>
          </table:table-cell>
          <table:table-cell table:formula="oooc:=[.D116]+1" office:value-type="float" office:value="5">
            <text:p>5</text:p>
          </table:table-cell>
          <table:table-cell/>
          <table:table-cell table:formula="oooc:=[.F117]+1" office:value-type="float" office:value="46">
            <text:p>4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7]+1" office:value-type="float" office:value="37">
            <text:p>37</text:p>
          </table:table-cell>
          <table:table-cell table:formula="oooc:=[.C117]+1" office:value-type="float" office:value="5">
            <text:p>5</text:p>
          </table:table-cell>
          <table:table-cell table:formula="oooc:=[.D117]+1" office:value-type="float" office:value="6">
            <text:p>6</text:p>
          </table:table-cell>
          <table:table-cell/>
          <table:table-cell table:formula="oooc:=[.F118]+1" office:value-type="float" office:value="47">
            <text:p>4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8]+1" office:value-type="float" office:value="37">
            <text:p>37</text:p>
          </table:table-cell>
          <table:table-cell table:formula="oooc:=[.C118]+1" office:value-type="float" office:value="38">
            <text:p>38</text:p>
          </table:table-cell>
          <table:table-cell table:formula="oooc:=[.D118]+1" office:value-type="float" office:value="6">
            <text:p>6</text:p>
          </table:table-cell>
          <table:table-cell/>
          <table:table-cell table:formula="oooc:=[.F119]+1" office:value-type="float" office:value="48">
            <text:p>4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ooc:=[.F120]+1" office:value-type="float" office:value="49">
            <text:p>4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/>
          <table:table-cell table:formula="oooc:=[.F121]+1" office:value-type="float" office:value="50">
            <text:p>5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1]+1" office:value-type="float" office:value="20">
            <text:p>20</text:p>
          </table:table-cell>
          <table:table-cell table:formula="oooc:=[.C121]+1" office:value-type="float" office:value="52">
            <text:p>52</text:p>
          </table:table-cell>
          <table:table-cell table:formula="oooc:=[.D121]+1" office:value-type="float" office:value="53">
            <text:p>53</text:p>
          </table:table-cell>
          <table:table-cell/>
          <table:table-cell table:formula="oooc:=[.F122]+1" office:value-type="float" office:value="51">
            <text:p>5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2]+1" office:value-type="float" office:value="20">
            <text:p>20</text:p>
          </table:table-cell>
          <table:table-cell table:formula="oooc:=[.C122]+1" office:value-type="float" office:value="21">
            <text:p>21</text:p>
          </table:table-cell>
          <table:table-cell table:formula="oooc:=[.D122]+1" office:value-type="float" office:value="53">
            <text:p>53</text:p>
          </table:table-cell>
          <table:table-cell/>
          <table:table-cell table:formula="oooc:=[.F123]+1" office:value-type="float" office:value="52">
            <text:p>5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3]+1" office:value-type="float" office:value="21">
            <text:p>21</text:p>
          </table:table-cell>
          <table:table-cell table:formula="oooc:=[.C123]+1" office:value-type="float" office:value="53">
            <text:p>53</text:p>
          </table:table-cell>
          <table:table-cell table:formula="oooc:=[.D123]+1" office:value-type="float" office:value="54">
            <text:p>54</text:p>
          </table:table-cell>
          <table:table-cell/>
          <table:table-cell table:formula="oooc:=[.F124]+1" office:value-type="float" office:value="53">
            <text:p>5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4]+1" office:value-type="float" office:value="21">
            <text:p>21</text:p>
          </table:table-cell>
          <table:table-cell table:formula="oooc:=[.C124]+1" office:value-type="float" office:value="22">
            <text:p>22</text:p>
          </table:table-cell>
          <table:table-cell table:formula="oooc:=[.D124]+1" office:value-type="float" office:value="54">
            <text:p>54</text:p>
          </table:table-cell>
          <table:table-cell/>
          <table:table-cell table:formula="oooc:=[.F125]+1" office:value-type="float" office:value="54">
            <text:p>5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5]+1" office:value-type="float" office:value="22">
            <text:p>22</text:p>
          </table:table-cell>
          <table:table-cell table:formula="oooc:=[.C125]+1" office:value-type="float" office:value="54">
            <text:p>54</text:p>
          </table:table-cell>
          <table:table-cell table:formula="oooc:=[.D125]+1" office:value-type="float" office:value="55">
            <text:p>55</text:p>
          </table:table-cell>
          <table:table-cell/>
          <table:table-cell table:formula="oooc:=[.F126]+1" office:value-type="float" office:value="55">
            <text:p>5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6]+1" office:value-type="float" office:value="22">
            <text:p>22</text:p>
          </table:table-cell>
          <table:table-cell table:formula="oooc:=[.C126]+1" office:value-type="float" office:value="23">
            <text:p>23</text:p>
          </table:table-cell>
          <table:table-cell table:formula="oooc:=[.D126]+1" office:value-type="float" office:value="55">
            <text:p>55</text:p>
          </table:table-cell>
          <table:table-cell/>
          <table:table-cell table:formula="oooc:=[.F127]+1" office:value-type="float" office:value="56">
            <text:p>5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7]+1" office:value-type="float" office:value="23">
            <text:p>23</text:p>
          </table:table-cell>
          <table:table-cell table:formula="oooc:=[.C127]+1" office:value-type="float" office:value="55">
            <text:p>55</text:p>
          </table:table-cell>
          <table:table-cell table:formula="oooc:=[.D127]+1" office:value-type="float" office:value="56">
            <text:p>56</text:p>
          </table:table-cell>
          <table:table-cell/>
          <table:table-cell table:formula="oooc:=[.F128]+1" office:value-type="float" office:value="57">
            <text:p>5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8]+1" office:value-type="float" office:value="23">
            <text:p>23</text:p>
          </table:table-cell>
          <table:table-cell table:formula="oooc:=[.C128]+1" office:value-type="float" office:value="24">
            <text:p>24</text:p>
          </table:table-cell>
          <table:table-cell table:formula="oooc:=[.D128]+1" office:value-type="float" office:value="56">
            <text:p>56</text:p>
          </table:table-cell>
          <table:table-cell/>
          <table:table-cell table:formula="oooc:=[.F129]+1" office:value-type="float" office:value="58">
            <text:p>5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/>
          <table:table-cell table:formula="oooc:=[.F130]+1" office:value-type="float" office:value="59">
            <text:p>59</text:p>
          </table:table-cell>
          <table:table-cell table:style-name="ce12"/>
          <table:table-cell table:style-name="Default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table:formula="oooc:=[.F131]+1" office:value-type="float" office:value="60">
            <text:p>6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1]+1" office:value-type="float" office:value="34">
            <text:p>34</text:p>
          </table:table-cell>
          <table:table-cell table:formula="oooc:=[.C131]+1" office:value-type="float" office:value="35">
            <text:p>35</text:p>
          </table:table-cell>
          <table:table-cell table:formula="oooc:=[.D131]+1" office:value-type="float" office:value="41">
            <text:p>41</text:p>
          </table:table-cell>
          <table:table-cell/>
          <table:table-cell table:formula="oooc:=[.F132]+1" office:value-type="float" office:value="61">
            <text:p>6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2]+1" office:value-type="float" office:value="34">
            <text:p>34</text:p>
          </table:table-cell>
          <table:table-cell table:formula="oooc:=[.C132]+1" office:value-type="float" office:value="40">
            <text:p>40</text:p>
          </table:table-cell>
          <table:table-cell table:formula="oooc:=[.D132]+1" office:value-type="float" office:value="41">
            <text:p>41</text:p>
          </table:table-cell>
          <table:table-cell/>
          <table:table-cell table:formula="oooc:=[.F133]+1" office:value-type="float" office:value="62">
            <text:p>6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3]+1" office:value-type="float" office:value="35">
            <text:p>35</text:p>
          </table:table-cell>
          <table:table-cell table:formula="oooc:=[.C133]+1" office:value-type="float" office:value="36">
            <text:p>36</text:p>
          </table:table-cell>
          <table:table-cell table:formula="oooc:=[.D133]+1" office:value-type="float" office:value="42">
            <text:p>42</text:p>
          </table:table-cell>
          <table:table-cell/>
          <table:table-cell table:formula="oooc:=[.F134]+1" office:value-type="float" office:value="63">
            <text:p>6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4]+1" office:value-type="float" office:value="35">
            <text:p>35</text:p>
          </table:table-cell>
          <table:table-cell table:formula="oooc:=[.C134]+1" office:value-type="float" office:value="41">
            <text:p>41</text:p>
          </table:table-cell>
          <table:table-cell table:formula="oooc:=[.D134]+1" office:value-type="float" office:value="42">
            <text:p>42</text:p>
          </table:table-cell>
          <table:table-cell/>
          <table:table-cell table:formula="oooc:=[.F135]+1" office:value-type="float" office:value="64">
            <text:p>6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5]+1" office:value-type="float" office:value="36">
            <text:p>36</text:p>
          </table:table-cell>
          <table:table-cell table:formula="oooc:=[.C135]+1" office:value-type="float" office:value="37">
            <text:p>37</text:p>
          </table:table-cell>
          <table:table-cell table:formula="oooc:=[.D135]+1" office:value-type="float" office:value="43">
            <text:p>43</text:p>
          </table:table-cell>
          <table:table-cell/>
          <table:table-cell table:formula="oooc:=[.F136]+1" office:value-type="float" office:value="65">
            <text:p>6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6]+1" office:value-type="float" office:value="36">
            <text:p>36</text:p>
          </table:table-cell>
          <table:table-cell table:formula="oooc:=[.C136]+1" office:value-type="float" office:value="42">
            <text:p>42</text:p>
          </table:table-cell>
          <table:table-cell table:formula="oooc:=[.D136]+1" office:value-type="float" office:value="43">
            <text:p>43</text:p>
          </table:table-cell>
          <table:table-cell/>
          <table:table-cell table:formula="oooc:=[.F137]+1" office:value-type="float" office:value="66">
            <text:p>6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7]+1" office:value-type="float" office:value="37">
            <text:p>37</text:p>
          </table:table-cell>
          <table:table-cell table:formula="oooc:=[.C137]+1" office:value-type="float" office:value="38">
            <text:p>38</text:p>
          </table:table-cell>
          <table:table-cell table:formula="oooc:=[.D137]+1" office:value-type="float" office:value="44">
            <text:p>44</text:p>
          </table:table-cell>
          <table:table-cell/>
          <table:table-cell table:formula="oooc:=[.F138]+1" office:value-type="float" office:value="67">
            <text:p>6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8]+1" office:value-type="float" office:value="37">
            <text:p>37</text:p>
          </table:table-cell>
          <table:table-cell table:formula="oooc:=[.C138]+1" office:value-type="float" office:value="43">
            <text:p>43</text:p>
          </table:table-cell>
          <table:table-cell table:formula="oooc:=[.D138]+1" office:value-type="float" office:value="44">
            <text:p>44</text:p>
          </table:table-cell>
          <table:table-cell/>
          <table:table-cell table:formula="oooc:=[.F139]+1" office:value-type="float" office:value="68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table:formula="oooc:=[.F140]+1" office:value-type="float" office:value="69">
            <text:p>6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/>
          <table:table-cell table:formula="oooc:=[.F141]+1" office:value-type="float" office:value="70">
            <text:p>7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1]+1" office:value-type="float" office:value="34">
            <text:p>34</text:p>
          </table:table-cell>
          <table:table-cell table:formula="oooc:=[.C141]+1" office:value-type="float" office:value="35">
            <text:p>35</text:p>
          </table:table-cell>
          <table:table-cell table:formula="oooc:=[.D141]+1" office:value-type="float" office:value="47">
            <text:p>47</text:p>
          </table:table-cell>
          <table:table-cell/>
          <table:table-cell table:formula="oooc:=[.F142]+1" office:value-type="float" office:value="71">
            <text:p>7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2]+1" office:value-type="float" office:value="34">
            <text:p>34</text:p>
          </table:table-cell>
          <table:table-cell table:formula="oooc:=[.C142]+1" office:value-type="float" office:value="46">
            <text:p>46</text:p>
          </table:table-cell>
          <table:table-cell table:formula="oooc:=[.D142]+1" office:value-type="float" office:value="47">
            <text:p>47</text:p>
          </table:table-cell>
          <table:table-cell/>
          <table:table-cell table:formula="oooc:=[.F143]+1" office:value-type="float" office:value="72">
            <text:p>7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3]+1" office:value-type="float" office:value="35">
            <text:p>35</text:p>
          </table:table-cell>
          <table:table-cell table:formula="oooc:=[.C143]+1" office:value-type="float" office:value="36">
            <text:p>36</text:p>
          </table:table-cell>
          <table:table-cell table:formula="oooc:=[.D143]+1" office:value-type="float" office:value="48">
            <text:p>48</text:p>
          </table:table-cell>
          <table:table-cell/>
          <table:table-cell table:formula="oooc:=[.F144]+1" office:value-type="float" office:value="73">
            <text:p>7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4]+1" office:value-type="float" office:value="35">
            <text:p>35</text:p>
          </table:table-cell>
          <table:table-cell table:formula="oooc:=[.C144]+1" office:value-type="float" office:value="47">
            <text:p>47</text:p>
          </table:table-cell>
          <table:table-cell table:formula="oooc:=[.D144]+1" office:value-type="float" office:value="48">
            <text:p>48</text:p>
          </table:table-cell>
          <table:table-cell/>
          <table:table-cell table:formula="oooc:=[.F145]+1" office:value-type="float" office:value="74">
            <text:p>7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5]+1" office:value-type="float" office:value="36">
            <text:p>36</text:p>
          </table:table-cell>
          <table:table-cell table:formula="oooc:=[.C145]+1" office:value-type="float" office:value="37">
            <text:p>37</text:p>
          </table:table-cell>
          <table:table-cell table:formula="oooc:=[.D145]+1" office:value-type="float" office:value="49">
            <text:p>49</text:p>
          </table:table-cell>
          <table:table-cell/>
          <table:table-cell table:formula="oooc:=[.F146]+1" office:value-type="float" office:value="75">
            <text:p>7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6]+1" office:value-type="float" office:value="36">
            <text:p>36</text:p>
          </table:table-cell>
          <table:table-cell table:formula="oooc:=[.C146]+1" office:value-type="float" office:value="48">
            <text:p>48</text:p>
          </table:table-cell>
          <table:table-cell table:formula="oooc:=[.D146]+1" office:value-type="float" office:value="49">
            <text:p>49</text:p>
          </table:table-cell>
          <table:table-cell/>
          <table:table-cell table:formula="oooc:=[.F147]+1" office:value-type="float" office:value="76">
            <text:p>7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7]+1" office:value-type="float" office:value="37">
            <text:p>37</text:p>
          </table:table-cell>
          <table:table-cell table:formula="oooc:=[.C147]+1" office:value-type="float" office:value="38">
            <text:p>38</text:p>
          </table:table-cell>
          <table:table-cell table:formula="oooc:=[.D147]+1" office:value-type="float" office:value="50">
            <text:p>50</text:p>
          </table:table-cell>
          <table:table-cell/>
          <table:table-cell table:formula="oooc:=[.F148]+1" office:value-type="float" office:value="77">
            <text:p>7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8]+1" office:value-type="float" office:value="37">
            <text:p>37</text:p>
          </table:table-cell>
          <table:table-cell table:formula="oooc:=[.C148]+1" office:value-type="float" office:value="49">
            <text:p>49</text:p>
          </table:table-cell>
          <table:table-cell table:formula="oooc:=[.D148]+1" office:value-type="float" office:value="50">
            <text:p>50</text:p>
          </table:table-cell>
          <table:table-cell/>
          <table:table-cell table:formula="oooc:=[.F149]+1" office:value-type="float" office:value="78">
            <text:p>7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/>
          <table:table-cell table:formula="oooc:=[.F150]+1" office:value-type="float" office:value="79">
            <text:p>7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  <table:table-cell table:formula="oooc:=[.F151]+1" office:value-type="float" office:value="80">
            <text:p>8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1]+1" office:value-type="float" office:value="52">
            <text:p>52</text:p>
          </table:table-cell>
          <table:table-cell table:formula="oooc:=[.C151]+1" office:value-type="float" office:value="53">
            <text:p>53</text:p>
          </table:table-cell>
          <table:table-cell table:formula="oooc:=[.D151]+1" office:value-type="float" office:value="59">
            <text:p>59</text:p>
          </table:table-cell>
          <table:table-cell/>
          <table:table-cell table:formula="oooc:=[.F152]+1" office:value-type="float" office:value="81">
            <text:p>8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2]+1" office:value-type="float" office:value="52">
            <text:p>52</text:p>
          </table:table-cell>
          <table:table-cell table:formula="oooc:=[.C152]+1" office:value-type="float" office:value="58">
            <text:p>58</text:p>
          </table:table-cell>
          <table:table-cell table:formula="oooc:=[.D152]+1" office:value-type="float" office:value="59">
            <text:p>59</text:p>
          </table:table-cell>
          <table:table-cell/>
          <table:table-cell table:formula="oooc:=[.F153]+1" office:value-type="float" office:value="82">
            <text:p>8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3]+1" office:value-type="float" office:value="53">
            <text:p>53</text:p>
          </table:table-cell>
          <table:table-cell table:formula="oooc:=[.C153]+1" office:value-type="float" office:value="54">
            <text:p>54</text:p>
          </table:table-cell>
          <table:table-cell table:formula="oooc:=[.D153]+1" office:value-type="float" office:value="60">
            <text:p>60</text:p>
          </table:table-cell>
          <table:table-cell/>
          <table:table-cell table:formula="oooc:=[.F154]+1" office:value-type="float" office:value="83">
            <text:p>8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4]+1" office:value-type="float" office:value="53">
            <text:p>53</text:p>
          </table:table-cell>
          <table:table-cell table:formula="oooc:=[.C154]+1" office:value-type="float" office:value="59">
            <text:p>59</text:p>
          </table:table-cell>
          <table:table-cell table:formula="oooc:=[.D154]+1" office:value-type="float" office:value="60">
            <text:p>60</text:p>
          </table:table-cell>
          <table:table-cell/>
          <table:table-cell table:formula="oooc:=[.F155]+1" office:value-type="float" office:value="84">
            <text:p>8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5]+1" office:value-type="float" office:value="54">
            <text:p>54</text:p>
          </table:table-cell>
          <table:table-cell table:formula="oooc:=[.C155]+1" office:value-type="float" office:value="55">
            <text:p>55</text:p>
          </table:table-cell>
          <table:table-cell table:formula="oooc:=[.D155]+1" office:value-type="float" office:value="61">
            <text:p>61</text:p>
          </table:table-cell>
          <table:table-cell/>
          <table:table-cell table:formula="oooc:=[.F156]+1" office:value-type="float" office:value="85">
            <text:p>8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6]+1" office:value-type="float" office:value="54">
            <text:p>54</text:p>
          </table:table-cell>
          <table:table-cell table:formula="oooc:=[.C156]+1" office:value-type="float" office:value="60">
            <text:p>60</text:p>
          </table:table-cell>
          <table:table-cell table:formula="oooc:=[.D156]+1" office:value-type="float" office:value="61">
            <text:p>61</text:p>
          </table:table-cell>
          <table:table-cell/>
          <table:table-cell table:formula="oooc:=[.F157]+1" office:value-type="float" office:value="86">
            <text:p>8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7]+1" office:value-type="float" office:value="55">
            <text:p>55</text:p>
          </table:table-cell>
          <table:table-cell table:formula="oooc:=[.C157]+1" office:value-type="float" office:value="56">
            <text:p>56</text:p>
          </table:table-cell>
          <table:table-cell table:formula="oooc:=[.D157]+1" office:value-type="float" office:value="62">
            <text:p>62</text:p>
          </table:table-cell>
          <table:table-cell/>
          <table:table-cell table:formula="oooc:=[.F158]+1" office:value-type="float" office:value="87">
            <text:p>8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8]+1" office:value-type="float" office:value="55">
            <text:p>55</text:p>
          </table:table-cell>
          <table:table-cell table:formula="oooc:=[.C158]+1" office:value-type="float" office:value="61">
            <text:p>61</text:p>
          </table:table-cell>
          <table:table-cell table:formula="oooc:=[.D158]+1" office:value-type="float" office:value="62">
            <text:p>62</text:p>
          </table:table-cell>
          <table:table-cell/>
          <table:table-cell table:formula="oooc:=[.F159]+1" office:value-type="float" office:value="88">
            <text:p>8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/>
          <table:table-cell table:formula="oooc:=[.F160]+1" office:value-type="float" office:value="89">
            <text:p>8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ooc:=[.F161]+1" office:value-type="float" office:value="90">
            <text:p>9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1]+1" office:value-type="float" office:value="52">
            <text:p>52</text:p>
          </table:table-cell>
          <table:table-cell table:formula="oooc:=[.C161]+1" office:value-type="float" office:value="53">
            <text:p>53</text:p>
          </table:table-cell>
          <table:table-cell table:formula="oooc:=[.D161]+1" office:value-type="float" office:value="65">
            <text:p>65</text:p>
          </table:table-cell>
          <table:table-cell/>
          <table:table-cell table:formula="oooc:=[.F162]+1" office:value-type="float" office:value="91">
            <text:p>9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2]+1" office:value-type="float" office:value="52">
            <text:p>52</text:p>
          </table:table-cell>
          <table:table-cell table:formula="oooc:=[.C162]+1" office:value-type="float" office:value="64">
            <text:p>64</text:p>
          </table:table-cell>
          <table:table-cell table:formula="oooc:=[.D162]+1" office:value-type="float" office:value="65">
            <text:p>65</text:p>
          </table:table-cell>
          <table:table-cell/>
          <table:table-cell table:formula="oooc:=[.F163]+1" office:value-type="float" office:value="92">
            <text:p>9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3]+1" office:value-type="float" office:value="53">
            <text:p>53</text:p>
          </table:table-cell>
          <table:table-cell table:formula="oooc:=[.C163]+1" office:value-type="float" office:value="54">
            <text:p>54</text:p>
          </table:table-cell>
          <table:table-cell table:formula="oooc:=[.D163]+1" office:value-type="float" office:value="66">
            <text:p>66</text:p>
          </table:table-cell>
          <table:table-cell/>
          <table:table-cell table:formula="oooc:=[.F164]+1" office:value-type="float" office:value="93">
            <text:p>9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4]+1" office:value-type="float" office:value="53">
            <text:p>53</text:p>
          </table:table-cell>
          <table:table-cell table:formula="oooc:=[.C164]+1" office:value-type="float" office:value="65">
            <text:p>65</text:p>
          </table:table-cell>
          <table:table-cell table:formula="oooc:=[.D164]+1" office:value-type="float" office:value="66">
            <text:p>66</text:p>
          </table:table-cell>
          <table:table-cell/>
          <table:table-cell table:formula="oooc:=[.F165]+1" office:value-type="float" office:value="94">
            <text:p>9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5]+1" office:value-type="float" office:value="54">
            <text:p>54</text:p>
          </table:table-cell>
          <table:table-cell table:formula="oooc:=[.C165]+1" office:value-type="float" office:value="55">
            <text:p>55</text:p>
          </table:table-cell>
          <table:table-cell table:formula="oooc:=[.D165]+1" office:value-type="float" office:value="67">
            <text:p>67</text:p>
          </table:table-cell>
          <table:table-cell/>
          <table:table-cell table:formula="oooc:=[.F166]+1" office:value-type="float" office:value="95">
            <text:p>9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6]+1" office:value-type="float" office:value="54">
            <text:p>54</text:p>
          </table:table-cell>
          <table:table-cell table:formula="oooc:=[.C166]+1" office:value-type="float" office:value="66">
            <text:p>66</text:p>
          </table:table-cell>
          <table:table-cell table:formula="oooc:=[.D166]+1" office:value-type="float" office:value="67">
            <text:p>67</text:p>
          </table:table-cell>
          <table:table-cell/>
          <table:table-cell table:formula="oooc:=[.F167]+1" office:value-type="float" office:value="96">
            <text:p>9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7]+1" office:value-type="float" office:value="55">
            <text:p>55</text:p>
          </table:table-cell>
          <table:table-cell table:formula="oooc:=[.C167]+1" office:value-type="float" office:value="56">
            <text:p>56</text:p>
          </table:table-cell>
          <table:table-cell table:formula="oooc:=[.D167]+1" office:value-type="float" office:value="68">
            <text:p>68</text:p>
          </table:table-cell>
          <table:table-cell/>
          <table:table-cell table:formula="oooc:=[.F168]+1" office:value-type="float" office:value="97">
            <text:p>9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8]+1" office:value-type="float" office:value="55">
            <text:p>55</text:p>
          </table:table-cell>
          <table:table-cell table:formula="oooc:=[.C168]+1" office:value-type="float" office:value="67">
            <text:p>67</text:p>
          </table:table-cell>
          <table:table-cell table:formula="oooc:=[.D168]+1" office:value-type="float" office:value="68">
            <text:p>68</text:p>
          </table:table-cell>
          <table:table-cell/>
          <table:table-cell table:formula="oooc:=[.F169]+1" office:value-type="float" office:value="98">
            <text:p>98</text:p>
          </table:table-cell>
          <table:table-cell table:style-name="Default" table:number-columns-repeated="2"/>
          <table:table-cell table:number-columns-repeated="3"/>
        </table:table-row>
        <table:table-row table:style-name="ro2" table:number-rows-repeated="10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tt" table:base-cell-address="$Sheet1.$B$1" table:cell-range-address="$Sheet1.$B$1"/>
        <table:named-range table:name="r" table:base-cell-address="$Sheet1.$E$1" table:cell-range-address="$Sheet1.$E$1"/>
        <table:named-range table:name="h" table:base-cell-address="$Sheet1.$H$1" table:cell-range-address="$Sheet1.$H$1"/>
        <table:named-range table:name="ef" table:base-cell-address="$Sheet1.$G$2" table:cell-range-address="$Sheet1.$G$2"/>
        <table:named-range table:name="cr" table:base-cell-address="$Sheet1.$B$2" table:cell-range-address="$Sheet1.$B$2"/>
        <table:named-range table:name="dj" table:base-cell-address="$Sheet1.$E$2" table:cell-range-address="$Sheet1.$E$2"/>
        <table:named-range table:name="l" table:base-cell-address="$Sheet1.$H$4" table:cell-range-address="$Sheet1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8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9-12-27T15:20:21</meta:creation-date>
    <dc:date>2012-02-22T18:40:25</dc:date>
    <dc:language>en-US</dc:language>
    <meta:editing-cycles>35</meta:editing-cycles>
    <meta:editing-duration>PT7H45M26S</meta:editing-duration>
    <meta:user-defined meta:name="Info 1"/>
    <meta:user-defined meta:name="Info 2"/>
    <meta:user-defined meta:name="Info 3"/>
    <meta:user-defined meta:name="Info 4"/>
    <meta:document-statistic meta:table-count="3" meta:cell-count="1130"/>
  </office:meta>
</office:document-meta>
</file>